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337.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35.39pt"/>
    </style:style>
    <style:style style:name="co5" style:family="table-column">
      <style:table-column-properties fo:break-before="auto" style:column-width="196.55pt"/>
    </style:style>
    <style:style style:name="co6" style:family="table-column">
      <style:table-column-properties fo:break-before="auto" style:column-width="52.44pt"/>
    </style:style>
    <style:style style:name="co7" style:family="table-column">
      <style:table-column-properties fo:break-before="auto" style:column-width="328.31pt"/>
    </style:style>
    <style:style style:name="co8" style:family="table-column">
      <style:table-column-properties fo:break-before="auto" style:column-width="353.51pt"/>
    </style:style>
    <style:style style:name="co9" style:family="table-column">
      <style:table-column-properties fo:break-before="auto" style:column-width="115.31pt"/>
    </style:style>
    <style:style style:name="co10" style:family="table-column">
      <style:table-column-properties fo:break-before="auto" style:column-width="139.86pt"/>
    </style:style>
    <style:style style:name="co11" style:family="table-column">
      <style:table-column-properties fo:break-before="auto" style:column-width="191.5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ed1c24"/>
    </style:style>
    <style:style style:name="ce8" style:family="table-cell" style:parent-style-name="Default">
      <style:text-properties fo:color="#ed1c24" fo:font-size="14pt" style:font-size-asian="14pt" style:font-size-complex="14pt"/>
    </style:style>
    <style:style style:name="ce2" style:family="table-cell" style:parent-style-name="Default">
      <style:text-properties fo:color="#ce181e"/>
    </style:style>
    <style:style style:name="ce3" style:family="table-cell" style:parent-style-name="Default">
      <style:text-properties fo:color="#62a73b"/>
    </style:style>
    <style:style style:name="ce4" style:family="table-cell" style:parent-style-name="Default">
      <style:text-properties fo:color="#673604"/>
    </style:style>
    <style:style style:name="ce5" style:family="table-cell" style:parent-style-name="Default">
      <style:text-properties fo:color="#003d73"/>
    </style:style>
    <style:style style:name="ce6" style:family="table-cell" style:parent-style-name="Default">
      <style:table-cell-properties fo:background-color="transparent"/>
      <style:text-properties fo:color="#ed1c24"/>
    </style:style>
    <style:style style:name="ce13" style:family="table-cell" style:parent-style-name="Default">
      <style:table-cell-properties fo:background-color="#72bf44"/>
      <style:text-properties fo:font-size="15pt" style:font-size-asian="15pt" style:font-size-complex="15pt"/>
    </style:style>
    <style:style style:name="ce14" style:family="table-cell" style:parent-style-name="Default">
      <style:text-properties fo:color="#000000"/>
    </style:style>
    <style:style style:name="ce22" style:family="table-cell" style:parent-style-name="Default">
      <style:table-cell-properties fo:background-color="#c2e0ae"/>
    </style:style>
    <style:style style:name="ce23" style:family="table-cell" style:parent-style-name="Default">
      <style:table-cell-properties fo:background-color="#006c3b"/>
    </style:style>
    <style:style style:name="ce24" style:family="table-cell" style:parent-style-name="Default">
      <style:table-cell-properties fo:background-color="#00381f"/>
    </style:style>
    <style:style style:name="ce25" style:family="table-cell" style:parent-style-name="Default">
      <style:table-cell-properties fo:background-color="#c2e0ae"/>
      <style:text-properties fo:color="#ed1c24"/>
    </style:style>
    <style:style style:name="ce26" style:family="table-cell" style:parent-style-name="Default">
      <style:table-cell-properties fo:background-color="#00381f"/>
      <style:text-properties fo:color="#ed1c24"/>
    </style:style>
    <style:style style:name="ce16" style:family="table-cell" style:parent-style-name="Default">
      <style:table-cell-properties fo:background-color="#72bf44"/>
      <style:text-properties fo:color="#ed1c24"/>
    </style:style>
    <style:style style:name="ce17" style:family="table-cell" style:parent-style-name="Default">
      <style:table-cell-properties fo:background-color="#ed1c24"/>
    </style:style>
    <style:style style:name="ce18" style:family="table-cell" style:parent-style-name="Default">
      <style:table-cell-properties fo:background-color="#fff200"/>
    </style:style>
    <style:style style:name="ce15" style:family="table-cell" style:parent-style-name="Default">
      <style:table-cell-properties fo:background-color="#72bf44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4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8" office:value-type="string" calcext:value-type="string">
            <text:p>RANK wise Distribution before trim</text:p>
          </table:table-cell>
          <table:table-cell table:style-name="ce1"/>
          <table:table-cell table:style-name="Default"/>
          <table:table-cell table:number-columns-repeated="4"/>
        </table:table-row>
        <table:table-row table:style-name="ro2">
          <table:table-cell/>
          <table:table-cell table:style-name="ce1"/>
          <table:table-cell table:style-name="ce1" office:value-type="string" calcext:value-type="string">
            <text:p>Rankwise Distribution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>
            <text:p><text:s/>rank </text:p>
          </table:table-cell>
          <table:table-cell table:style-name="ce1" office:value-type="string" calcext:value-type="string">
            <text:p>event_l1_name <text:s text:c="24"/></text:p>
          </table:table-cell>
          <table:table-cell table:style-name="ce1" office:value-type="string" calcext:value-type="string">
            <text:p><text:s/>count</text:p>
          </table:table-cell>
          <table:table-cell table:style-name="ce1" office:value-type="string" calcext:value-type="string">
            <text:p>%Distribution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EQUITY_BTST <text:s text:c="50"/></text:p>
          </table:table-cell>
          <table:table-cell office:value-type="float" office:value="1168" calcext:value-type="float">
            <text:p>1168</text:p>
          </table:table-cell>
          <table:table-cell table:style-name="ce2" table:formula="of:=(([.C4]/995540)*100)" office:value-type="float" office:value="0.117323261747393" calcext:value-type="float">
            <text:p>0.12</text:p>
          </table:table-cell>
          <table:table-cell/>
          <table:table-cell table:style-name="ce1" office:value-type="string" calcext:value-type="string">
            <text:p><text:s/>rank </text:p>
          </table:table-cell>
          <table:table-cell table:style-name="ce1" office:value-type="string" calcext:value-type="string">
            <text:p><text:s/>count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EQUITY_CASH <text:s text:c="50"/></text:p>
          </table:table-cell>
          <table:table-cell office:value-type="float" office:value="26762" calcext:value-type="float">
            <text:p>26762</text:p>
          </table:table-cell>
          <table:table-cell table:style-name="ce2" table:formula="of:=(([.C5]/995540)*100)" office:value-type="float" office:value="2.68818932438676" calcext:value-type="float">
            <text:p>2.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95540" calcext:value-type="float">
            <text:p>995540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EQUITY_DERIVATIVES_Future <text:s text:c="36"/></text:p>
          </table:table-cell>
          <table:table-cell office:value-type="float" office:value="576463" calcext:value-type="float">
            <text:p>576463</text:p>
          </table:table-cell>
          <table:table-cell table:style-name="ce2" table:formula="of:=(([.C6]/995540)*100)" office:value-type="float" office:value="57.9045543122326" calcext:value-type="float">
            <text:p>57.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62786" calcext:value-type="float">
            <text:p>96278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EQUITY_DERIVATIVES_FuturePLUS <text:s text:c="32"/></text:p>
          </table:table-cell>
          <table:table-cell office:value-type="float" office:value="5970" calcext:value-type="float">
            <text:p>5970</text:p>
          </table:table-cell>
          <table:table-cell table:style-name="ce2" table:formula="of:=(([.C7]/995540)*100)" office:value-type="float" office:value="0.599674548486249" calcext:value-type="float">
            <text:p>0.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44376" calcext:value-type="float">
            <text:p>84437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EQUITY_DERIVATIVES_FuturePLUS Stop Loss <text:s text:c="22"/></text:p>
          </table:table-cell>
          <table:table-cell office:value-type="float" office:value="65169" calcext:value-type="float">
            <text:p>65169</text:p>
          </table:table-cell>
          <table:table-cell table:style-name="ce2" table:formula="of:=(([.C8]/995540)*100)" office:value-type="float" office:value="6.54609558631497" calcext:value-type="float">
            <text:p>6.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5942" calcext:value-type="float">
            <text:p>805942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EQUITY_DERIVATIVES_Option <text:s text:c="36"/></text:p>
          </table:table-cell>
          <table:table-cell office:value-type="float" office:value="235515" calcext:value-type="float">
            <text:p>235515</text:p>
          </table:table-cell>
          <table:table-cell table:style-name="ce2" table:formula="of:=(([.C9]/995540)*100)" office:value-type="float" office:value="23.6570102657854" calcext:value-type="float">
            <text:p>23.66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EQUITY_DERIVATIVES_OptionsPLUS <text:s text:c="31"/></text:p>
          </table:table-cell>
          <table:table-cell office:value-type="float" office:value="63965" calcext:value-type="float">
            <text:p>63965</text:p>
          </table:table-cell>
          <table:table-cell table:style-name="ce2" table:formula="of:=(([.C10]/995540)*100)" office:value-type="float" office:value="6.425156196637" calcext:value-type="float">
            <text:p>6.43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EQUITY_MARGIN <text:s text:c="48"/></text:p>
          </table:table-cell>
          <table:table-cell office:value-type="float" office:value="4324" calcext:value-type="float">
            <text:p>4324</text:p>
          </table:table-cell>
          <table:table-cell table:style-name="ce2" table:formula="of:=(([.C11]/995540)*100)" office:value-type="float" office:value="0.434337143660727" calcext:value-type="float">
            <text:p>0.43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EQUITY_MarginPLUS <text:s text:c="44"/></text:p>
          </table:table-cell>
          <table:table-cell office:value-type="float" office:value="2636" calcext:value-type="float">
            <text:p>2636</text:p>
          </table:table-cell>
          <table:table-cell table:style-name="ce2" table:formula="of:=(([.C12]/995540)*100)" office:value-type="float" office:value="0.264780922916206" calcext:value-type="float">
            <text:p>0.26</text:p>
          </table:table-cell>
          <table:table-cell table:number-columns-repeated="2"/>
          <table:table-cell table:style-name="ce1" office:value-type="string" calcext:value-type="string">
            <text:p>OverallDistribution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FD_BONDS_CORPORATE BONDS <text:s text:c="37"/></text:p>
          </table:table-cell>
          <table:table-cell office:value-type="float" office:value="773" calcext:value-type="float">
            <text:p>773</text:p>
          </table:table-cell>
          <table:table-cell table:style-name="ce2" table:formula="of:=(([.C13]/995540)*100)" office:value-type="float" office:value="0.077646302509191" calcext:value-type="float">
            <text:p>0.08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FD_BONDS_FIXED DEPOSITS <text:s text:c="38"/></text:p>
          </table:table-cell>
          <table:table-cell office:value-type="float" office:value="732" calcext:value-type="float">
            <text:p>732</text:p>
          </table:table-cell>
          <table:table-cell table:style-name="ce2" table:formula="of:=(([.C14]/995540)*100)" office:value-type="float" office:value="0.0735279345882637" calcext:value-type="float">
            <text:p>0.07</text:p>
          </table:table-cell>
          <table:table-cell/>
          <table:table-cell table:style-name="ce6" office:value-type="string" calcext:value-type="string">
            <text:p>event_l1_name <text:s text:c="24"/></text:p>
          </table:table-cell>
          <table:table-cell table:style-name="ce6" office:value-type="string" calcext:value-type="string">
            <text:p><text:s/>count</text:p>
          </table:table-cell>
          <table:table-cell table:style-name="ce1" office:value-type="string" calcext:value-type="string">
            <text:p>%Distribu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GENERAL_INSURANCE_Health Insurance:I-Lombard IHEALTH PLUS <text:s text:c="4"/></text:p>
          </table:table-cell>
          <table:table-cell office:value-type="float" office:value="253" calcext:value-type="float">
            <text:p>253</text:p>
          </table:table-cell>
          <table:table-cell table:style-name="ce2" table:formula="of:=(([.C15]/995540)*100)" office:value-type="float" office:value="0.0254133435120638" calcext:value-type="float">
            <text:p>0.03</text:p>
          </table:table-cell>
          <table:table-cell/>
          <table:table-cell office:value-type="string" calcext:value-type="string">
            <text:p><text:s/>EQUITY_BTST <text:s text:c="50"/></text:p>
          </table:table-cell>
          <table:table-cell office:value-type="float" office:value="9847" calcext:value-type="float">
            <text:p>9847</text:p>
          </table:table-cell>
          <table:table-cell table:formula="of:=(([.G15]/2114232)*100)" office:value-type="float" office:value="0.465748319011348" calcext:value-type="float">
            <text:p>0.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LIFE_INSURANCE_LIFE_INSURANCE <text:s text:c="32"/></text:p>
          </table:table-cell>
          <table:table-cell office:value-type="float" office:value="732" calcext:value-type="float">
            <text:p>732</text:p>
          </table:table-cell>
          <table:table-cell table:style-name="ce2" table:formula="of:=(([.C16]/995540)*100)" office:value-type="float" office:value="0.0735279345882637" calcext:value-type="float">
            <text:p>0.07</text:p>
          </table:table-cell>
          <table:table-cell/>
          <table:table-cell office:value-type="string" calcext:value-type="string">
            <text:p><text:s/>EQUITY_CASH <text:s text:c="50"/></text:p>
          </table:table-cell>
          <table:table-cell office:value-type="float" office:value="78128" calcext:value-type="float">
            <text:p>78128</text:p>
          </table:table-cell>
          <table:table-cell table:formula="of:=(([.G16]/2114232)*100)" office:value-type="float" office:value="3.69533712478101" calcext:value-type="float">
            <text:p>3.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MF_LUMPSUM <text:s text:c="51"/></text:p>
          </table:table-cell>
          <table:table-cell office:value-type="float" office:value="4115" calcext:value-type="float">
            <text:p>4115</text:p>
          </table:table-cell>
          <table:table-cell table:style-name="ce2" table:formula="of:=(([.C17]/995540)*100)" office:value-type="float" office:value="0.413343512063805" calcext:value-type="float">
            <text:p>0.41</text:p>
          </table:table-cell>
          <table:table-cell/>
          <table:table-cell office:value-type="string" calcext:value-type="string">
            <text:p><text:s/>EQUITY_DERIVATIVES_Future <text:s text:c="36"/></text:p>
          </table:table-cell>
          <table:table-cell office:value-type="float" office:value="803244" calcext:value-type="float">
            <text:p>803244</text:p>
          </table:table-cell>
          <table:table-cell table:formula="of:=(([.G17]/2114232)*100)" office:value-type="float" office:value="37.9922354784149" calcext:value-type="float">
            <text:p>37.9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MF_SIP <text:s text:c="55"/></text:p>
          </table:table-cell>
          <table:table-cell office:value-type="float" office:value="1107" calcext:value-type="float">
            <text:p>1107</text:p>
          </table:table-cell>
          <table:table-cell table:style-name="ce2" table:formula="of:=(([.C18]/995540)*100)" office:value-type="float" office:value="0.111195933865038" calcext:value-type="float">
            <text:p>0.11</text:p>
          </table:table-cell>
          <table:table-cell/>
          <table:table-cell office:value-type="string" calcext:value-type="string">
            <text:p><text:s/>EQUITY_DERIVATIVES_FuturePLUS <text:s text:c="32"/></text:p>
          </table:table-cell>
          <table:table-cell office:value-type="float" office:value="45962" calcext:value-type="float">
            <text:p>45962</text:p>
          </table:table-cell>
          <table:table-cell table:formula="of:=(([.G18]/2114232)*100)" office:value-type="float" office:value="2.17393360804301" calcext:value-type="float">
            <text:p>2.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MF_TIP <text:s text:c="55"/></text:p>
          </table:table-cell>
          <table:table-cell office:value-type="float" office:value="2529" calcext:value-type="float">
            <text:p>2529</text:p>
          </table:table-cell>
          <table:table-cell table:style-name="ce2" table:formula="of:=(([.C19]/995540)*100)" office:value-type="float" office:value="0.254032987122567" calcext:value-type="float">
            <text:p>0.25</text:p>
          </table:table-cell>
          <table:table-cell/>
          <table:table-cell office:value-type="string" calcext:value-type="string">
            <text:p><text:s/>EQUITY_DERIVATIVES_FuturePLUS Stop Loss <text:s text:c="22"/></text:p>
          </table:table-cell>
          <table:table-cell office:value-type="float" office:value="155792" calcext:value-type="float">
            <text:p>155792</text:p>
          </table:table-cell>
          <table:table-cell table:formula="of:=(([.G19]/2114232)*100)" office:value-type="float" office:value="7.36872774605625" calcext:value-type="float">
            <text:p>7.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NPS_NPS <text:s text:c="54"/></text:p>
          </table:table-cell>
          <table:table-cell office:value-type="float" office:value="3327" calcext:value-type="float">
            <text:p>3327</text:p>
          </table:table-cell>
          <table:table-cell table:style-name="ce2" table:formula="of:=(([.C20]/995540)*100)" office:value-type="float" office:value="0.334190489583543" calcext:value-type="float">
            <text:p>0.33</text:p>
          </table:table-cell>
          <table:table-cell/>
          <table:table-cell office:value-type="string" calcext:value-type="string">
            <text:p><text:s/>EQUITY_DERIVATIVES_Option <text:s text:c="36"/></text:p>
          </table:table-cell>
          <table:table-cell office:value-type="float" office:value="718586" calcext:value-type="float">
            <text:p>718586</text:p>
          </table:table-cell>
          <table:table-cell table:formula="of:=(([.G20]/2114232)*100)" office:value-type="float" office:value="33.9880391555894" calcext:value-type="float">
            <text:p>33.9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EQUITY_BTST <text:s text:c="50"/></text:p>
          </table:table-cell>
          <table:table-cell office:value-type="float" office:value="1605" calcext:value-type="float">
            <text:p>1605</text:p>
          </table:table-cell>
          <table:table-cell table:style-name="ce3" table:formula="of:=(([.C21]/962786)*100)" office:value-type="float" office:value="0.166703711935986" calcext:value-type="float">
            <text:p>0.17</text:p>
          </table:table-cell>
          <table:table-cell/>
          <table:table-cell office:value-type="string" calcext:value-type="string">
            <text:p><text:s/>EQUITY_DERIVATIVES_OptionsPLUS <text:s text:c="31"/></text:p>
          </table:table-cell>
          <table:table-cell office:value-type="float" office:value="143911" calcext:value-type="float">
            <text:p>143911</text:p>
          </table:table-cell>
          <table:table-cell table:formula="of:=(([.G21]/2114232)*100)" office:value-type="float" office:value="6.80677428021144" calcext:value-type="float">
            <text:p>6.8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EQUITY_CASH <text:s text:c="50"/></text:p>
          </table:table-cell>
          <table:table-cell office:value-type="float" office:value="24767" calcext:value-type="float">
            <text:p>24767</text:p>
          </table:table-cell>
          <table:table-cell table:style-name="ce3" table:formula="of:=(([.C22]/962786)*100)" office:value-type="float" office:value="2.57243042586826" calcext:value-type="float">
            <text:p>2.57</text:p>
          </table:table-cell>
          <table:table-cell/>
          <table:table-cell office:value-type="string" calcext:value-type="string">
            <text:p><text:s/>EQUITY_MARGIN <text:s text:c="48"/></text:p>
          </table:table-cell>
          <table:table-cell office:value-type="float" office:value="71111" calcext:value-type="float">
            <text:p>71111</text:p>
          </table:table-cell>
          <table:table-cell table:formula="of:=(([.G22]/2114232)*100)" office:value-type="float" office:value="3.36344355775525" calcext:value-type="float">
            <text:p>3.3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EQUITY_DERIVATIVES_Future <text:s text:c="36"/></text:p>
          </table:table-cell>
          <table:table-cell office:value-type="float" office:value="511970" calcext:value-type="float">
            <text:p>511970</text:p>
          </table:table-cell>
          <table:table-cell table:style-name="ce3" table:formula="of:=(([.C23]/962786)*100)" office:value-type="float" office:value="53.1758874765524" calcext:value-type="float">
            <text:p>53.18</text:p>
          </table:table-cell>
          <table:table-cell/>
          <table:table-cell office:value-type="string" calcext:value-type="string">
            <text:p><text:s/>EQUITY_MarginPLUS <text:s text:c="44"/></text:p>
          </table:table-cell>
          <table:table-cell office:value-type="float" office:value="13656" calcext:value-type="float">
            <text:p>13656</text:p>
          </table:table-cell>
          <table:table-cell table:formula="of:=(([.G23]/2114232)*100)" office:value-type="float" office:value="0.645908301454145" calcext:value-type="float">
            <text:p>0.6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EQUITY_DERIVATIVES_FuturePLUS <text:s text:c="32"/></text:p>
          </table:table-cell>
          <table:table-cell office:value-type="float" office:value="7724" calcext:value-type="float">
            <text:p>7724</text:p>
          </table:table-cell>
          <table:table-cell table:style-name="ce3" table:formula="of:=(([.C24]/962786)*100)" office:value-type="float" office:value="0.802255122114364" calcext:value-type="float">
            <text:p>0.8</text:p>
          </table:table-cell>
          <table:table-cell/>
          <table:table-cell office:value-type="string" calcext:value-type="string">
            <text:p><text:s/>FD_BONDS_CORPORATE BONDS <text:s text:c="37"/></text:p>
          </table:table-cell>
          <table:table-cell office:value-type="float" office:value="6395" calcext:value-type="float">
            <text:p>6395</text:p>
          </table:table-cell>
          <table:table-cell table:formula="of:=(([.G24]/2114232)*100)" office:value-type="float" office:value="0.302473900688288" calcext:value-type="float">
            <text:p>0.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EQUITY_DERIVATIVES_FuturePLUS Stop Loss <text:s text:c="22"/></text:p>
          </table:table-cell>
          <table:table-cell office:value-type="float" office:value="60076" calcext:value-type="float">
            <text:p>60076</text:p>
          </table:table-cell>
          <table:table-cell table:style-name="ce3" table:formula="of:=(([.C25]/962786)*100)" office:value-type="float" office:value="6.23980822321887" calcext:value-type="float">
            <text:p>6.24</text:p>
          </table:table-cell>
          <table:table-cell/>
          <table:table-cell office:value-type="string" calcext:value-type="string">
            <text:p><text:s/>FD_BONDS_FIXED DEPOSITS <text:s text:c="38"/></text:p>
          </table:table-cell>
          <table:table-cell office:value-type="float" office:value="6054" calcext:value-type="float">
            <text:p>6054</text:p>
          </table:table-cell>
          <table:table-cell table:formula="of:=(([.G25]/2114232)*100)" office:value-type="float" office:value="0.286345112551508" calcext:value-type="float">
            <text:p>0.2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EQUITY_DERIVATIVES_Option <text:s text:c="36"/></text:p>
          </table:table-cell>
          <table:table-cell office:value-type="float" office:value="265206" calcext:value-type="float">
            <text:p>265206</text:p>
          </table:table-cell>
          <table:table-cell table:style-name="ce3" table:formula="of:=(([.C26]/962786)*100)" office:value-type="float" office:value="27.5456851262897" calcext:value-type="float">
            <text:p>27.55</text:p>
          </table:table-cell>
          <table:table-cell/>
          <table:table-cell office:value-type="string" calcext:value-type="string">
            <text:p><text:s/>FD_BONDS_OTHER FD <text:s text:c="44"/></text:p>
          </table:table-cell>
          <table:table-cell office:value-type="float" office:value="1144" calcext:value-type="float">
            <text:p>1144</text:p>
          </table:table-cell>
          <table:table-cell table:formula="of:=(([.G26]/2114232)*100)" office:value-type="float" office:value="0.0541094827814544" calcext:value-type="float">
            <text:p>0.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EQUITY_DERIVATIVES_OptionsPLUS <text:s text:c="31"/></text:p>
          </table:table-cell>
          <table:table-cell office:value-type="float" office:value="65360" calcext:value-type="float">
            <text:p>65360</text:p>
          </table:table-cell>
          <table:table-cell table:style-name="ce3" table:formula="of:=(([.C27]/962786)*100)" office:value-type="float" office:value="6.7886321570941" calcext:value-type="float">
            <text:p>6.79</text:p>
          </table:table-cell>
          <table:table-cell/>
          <table:table-cell office:value-type="string" calcext:value-type="string">
            <text:p><text:s/>GENERAL_INSURANCE_Health Insurance:I-Lombard CHI <text:s text:c="13"/></text:p>
          </table:table-cell>
          <table:table-cell office:value-type="float" office:value="281" calcext:value-type="float">
            <text:p>281</text:p>
          </table:table-cell>
          <table:table-cell table:formula="of:=(([.G27]/2114232)*100)" office:value-type="float" office:value="0.0132908782006894" calcext:value-type="float">
            <text:p>0.0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EQUITY_MARGIN <text:s text:c="48"/></text:p>
          </table:table-cell>
          <table:table-cell office:value-type="float" office:value="7048" calcext:value-type="float">
            <text:p>7048</text:p>
          </table:table-cell>
          <table:table-cell table:style-name="ce3" table:formula="of:=(([.C28]/962786)*100)" office:value-type="float" office:value="0.732042219143195" calcext:value-type="float">
            <text:p>0.73</text:p>
          </table:table-cell>
          <table:table-cell/>
          <table:table-cell office:value-type="string" calcext:value-type="string">
            <text:p><text:s/>GENERAL_INSURANCE_Health Insurance:I-Lombard IHEALTH PLUS <text:s text:c="4"/></text:p>
          </table:table-cell>
          <table:table-cell office:value-type="float" office:value="5645" calcext:value-type="float">
            <text:p>5645</text:p>
          </table:table-cell>
          <table:table-cell table:formula="of:=(([.G28]/2114232)*100)" office:value-type="float" office:value="0.267000026487159" calcext:value-type="float">
            <text:p>0.2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EQUITY_MarginPLUS <text:s text:c="44"/></text:p>
          </table:table-cell>
          <table:table-cell office:value-type="float" office:value="2951" calcext:value-type="float">
            <text:p>2951</text:p>
          </table:table-cell>
          <table:table-cell table:style-name="ce3" table:formula="of:=(([.C29]/962786)*100)" office:value-type="float" office:value="0.306506326431834" calcext:value-type="float">
            <text:p>0.31</text:p>
          </table:table-cell>
          <table:table-cell/>
          <table:table-cell office:value-type="string" calcext:value-type="string">
            <text:p><text:s/>GENERAL_INSURANCE_Health Insurance:I-Lombard Personal Protect </text:p>
          </table:table-cell>
          <table:table-cell office:value-type="float" office:value="3012" calcext:value-type="float">
            <text:p>3012</text:p>
          </table:table-cell>
          <table:table-cell table:formula="of:=(([.G29]/2114232)*100)" office:value-type="float" office:value="0.142463078791731" calcext:value-type="float">
            <text:p>0.1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FD_BONDS_CORPORATE BONDS <text:s text:c="37"/></text:p>
          </table:table-cell>
          <table:table-cell office:value-type="float" office:value="1416" calcext:value-type="float">
            <text:p>1416</text:p>
          </table:table-cell>
          <table:table-cell table:style-name="ce3" table:formula="of:=(([.C30]/962786)*100)" office:value-type="float" office:value="0.147073181371561" calcext:value-type="float">
            <text:p>0.15</text:p>
          </table:table-cell>
          <table:table-cell/>
          <table:table-cell office:value-type="string" calcext:value-type="string">
            <text:p><text:s/>LIFE_INSURANCE_LIFE_INSURANCE <text:s text:c="32"/></text:p>
          </table:table-cell>
          <table:table-cell office:value-type="float" office:value="3650" calcext:value-type="float">
            <text:p>3650</text:p>
          </table:table-cell>
          <table:table-cell table:formula="of:=(([.G30]/2114232)*100)" office:value-type="float" office:value="0.172639521112158" calcext:value-type="float">
            <text:p>0.1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FD_BONDS_FIXED DEPOSITS <text:s text:c="38"/></text:p>
          </table:table-cell>
          <table:table-cell office:value-type="float" office:value="1195" calcext:value-type="float">
            <text:p>1195</text:p>
          </table:table-cell>
          <table:table-cell table:style-name="ce3" table:formula="of:=(([.C31]/962786)*100)" office:value-type="float" office:value="0.124118963092525" calcext:value-type="float">
            <text:p>0.12</text:p>
          </table:table-cell>
          <table:table-cell/>
          <table:table-cell office:value-type="string" calcext:value-type="string">
            <text:p><text:s/>MF_LUMPSUM <text:s text:c="51"/></text:p>
          </table:table-cell>
          <table:table-cell office:value-type="float" office:value="11620" calcext:value-type="float">
            <text:p>11620</text:p>
          </table:table-cell>
          <table:table-cell table:formula="of:=(([.G31]/2114232)*100)" office:value-type="float" office:value="0.549608557622815" calcext:value-type="float">
            <text:p>0.5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GENERAL_INSURANCE_Health Insurance:I-Lombard IHEALTH PLUS <text:s text:c="4"/></text:p>
          </table:table-cell>
          <table:table-cell office:value-type="float" office:value="923" calcext:value-type="float">
            <text:p>923</text:p>
          </table:table-cell>
          <table:table-cell table:style-name="ce3" table:formula="of:=(([.C32]/962786)*100)" office:value-type="float" office:value="0.095867617518327" calcext:value-type="float">
            <text:p>0.1</text:p>
          </table:table-cell>
          <table:table-cell/>
          <table:table-cell office:value-type="string" calcext:value-type="string">
            <text:p><text:s/>MF_SIP <text:s text:c="55"/></text:p>
          </table:table-cell>
          <table:table-cell office:value-type="float" office:value="6477" calcext:value-type="float">
            <text:p>6477</text:p>
          </table:table-cell>
          <table:table-cell table:formula="of:=(([.G32]/2114232)*100)" office:value-type="float" office:value="0.306352377600944" calcext:value-type="float">
            <text:p>0.3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GENERAL_INSURANCE_Health Insurance:I-Lombard Personal Protect </text:p>
          </table:table-cell>
          <table:table-cell office:value-type="float" office:value="253" calcext:value-type="float">
            <text:p>253</text:p>
          </table:table-cell>
          <table:table-cell table:style-name="ce3" table:formula="of:=(([.C33]/962786)*100)" office:value-type="float" office:value="0.0262779059936476" calcext:value-type="float">
            <text:p>0.03</text:p>
          </table:table-cell>
          <table:table-cell/>
          <table:table-cell office:value-type="string" calcext:value-type="string">
            <text:p><text:s/>MF_TIP <text:s text:c="55"/></text:p>
          </table:table-cell>
          <table:table-cell office:value-type="float" office:value="14850" calcext:value-type="float">
            <text:p>14850</text:p>
          </table:table-cell>
          <table:table-cell table:formula="of:=(([.G33]/2114232)*100)" office:value-type="float" office:value="0.702382709182341" calcext:value-type="float">
            <text:p>0.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LIFE_INSURANCE_LIFE_INSURANCE <text:s text:c="32"/></text:p>
          </table:table-cell>
          <table:table-cell office:value-type="float" office:value="749" calcext:value-type="float">
            <text:p>749</text:p>
          </table:table-cell>
          <table:table-cell table:style-name="ce3" table:formula="of:=(([.C34]/962786)*100)" office:value-type="float" office:value="0.0777950655701267" calcext:value-type="float">
            <text:p>0.08</text:p>
          </table:table-cell>
          <table:table-cell/>
          <table:table-cell office:value-type="string" calcext:value-type="string">
            <text:p><text:s/>NPS_NPS <text:s text:c="54"/></text:p>
          </table:table-cell>
          <table:table-cell office:value-type="float" office:value="14867" calcext:value-type="float">
            <text:p>14867</text:p>
          </table:table-cell>
          <table:table-cell table:formula="of:=(([.G34]/2114232)*100)" office:value-type="float" office:value="0.703186783664234" calcext:value-type="float">
            <text:p>0.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MF_LUMPSUM <text:s text:c="51"/></text:p>
          </table:table-cell>
          <table:table-cell office:value-type="float" office:value="3677" calcext:value-type="float">
            <text:p>3677</text:p>
          </table:table-cell>
          <table:table-cell table:style-name="ce3" table:formula="of:=(([.C35]/962786)*100)" office:value-type="float" office:value="0.381912491457084" calcext:value-type="float">
            <text:p>0.38</text:p>
          </table:table-cell>
          <table:table-cell/>
          <table:table-cell office:value-type="string" calcext:value-type="string">
            <text:p>(20 rows)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MF_SIP <text:s text:c="55"/></text:p>
          </table:table-cell>
          <table:table-cell office:value-type="float" office:value="1327" calcext:value-type="float">
            <text:p>1327</text:p>
          </table:table-cell>
          <table:table-cell table:style-name="ce3" table:formula="of:=(([.C36]/962786)*100)" office:value-type="float" office:value="0.137829174915298" calcext:value-type="float">
            <text:p>0.14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MF_TIP <text:s text:c="55"/></text:p>
          </table:table-cell>
          <table:table-cell office:value-type="float" office:value="3078" calcext:value-type="float">
            <text:p>3078</text:p>
          </table:table-cell>
          <table:table-cell table:style-name="ce3" table:formula="of:=(([.C37]/962786)*100)" office:value-type="float" office:value="0.319697212049199" calcext:value-type="float">
            <text:p>0.32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NPS_NPS <text:s text:c="54"/></text:p>
          </table:table-cell>
          <table:table-cell office:value-type="float" office:value="3461" calcext:value-type="float">
            <text:p>3461</text:p>
          </table:table-cell>
          <table:table-cell table:style-name="ce3" table:formula="of:=(([.C38]/962786)*100)" office:value-type="float" office:value="0.359477599383456" calcext:value-type="float">
            <text:p>0.36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EQUITY_BTST <text:s text:c="50"/></text:p>
          </table:table-cell>
          <table:table-cell office:value-type="float" office:value="3781" calcext:value-type="float">
            <text:p>3781</text:p>
          </table:table-cell>
          <table:table-cell table:formula="of:=(([.C39]/844376)*100)" office:value-type="float" office:value="0.447786294257535" calcext:value-type="float">
            <text:p>0.45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EQUITY_CASH <text:s text:c="50"/></text:p>
          </table:table-cell>
          <table:table-cell office:value-type="float" office:value="43127" calcext:value-type="float">
            <text:p>43127</text:p>
          </table:table-cell>
          <table:table-cell table:formula="of:=(([.C40]/844376)*100)" office:value-type="float" office:value="5.10755871791714" calcext:value-type="float">
            <text:p>5.11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EQUITY_DERIVATIVES_Future <text:s text:c="36"/></text:p>
          </table:table-cell>
          <table:table-cell office:value-type="float" office:value="194543" calcext:value-type="float">
            <text:p>194543</text:p>
          </table:table-cell>
          <table:table-cell table:formula="of:=(([.C41]/844376)*100)" office:value-type="float" office:value="23.0398542829261" calcext:value-type="float">
            <text:p>23.04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EQUITY_DERIVATIVES_FuturePLUS <text:s text:c="32"/></text:p>
          </table:table-cell>
          <table:table-cell office:value-type="float" office:value="21119" calcext:value-type="float">
            <text:p>21119</text:p>
          </table:table-cell>
          <table:table-cell table:formula="of:=(([.C42]/844376)*100)" office:value-type="float" office:value="2.50113693425678" calcext:value-type="float">
            <text:p>2.5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EQUITY_DERIVATIVES_FuturePLUS Stop Loss <text:s text:c="22"/></text:p>
          </table:table-cell>
          <table:table-cell office:value-type="float" office:value="58057" calcext:value-type="float">
            <text:p>58057</text:p>
          </table:table-cell>
          <table:table-cell table:formula="of:=(([.C43]/844376)*100)" office:value-type="float" office:value="6.87572834850825" calcext:value-type="float">
            <text:p>6.88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EQUITY_DERIVATIVES_Option <text:s text:c="36"/></text:p>
          </table:table-cell>
          <table:table-cell office:value-type="float" office:value="400507" calcext:value-type="float">
            <text:p>400507</text:p>
          </table:table-cell>
          <table:table-cell table:formula="of:=(([.C44]/844376)*100)" office:value-type="float" office:value="47.4323050394611" calcext:value-type="float">
            <text:p>47.43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EQUITY_DERIVATIVES_OptionsPLUS <text:s text:c="31"/></text:p>
          </table:table-cell>
          <table:table-cell office:value-type="float" office:value="54380" calcext:value-type="float">
            <text:p>54380</text:p>
          </table:table-cell>
          <table:table-cell table:formula="of:=(([.C45]/844376)*100)" office:value-type="float" office:value="6.44025884203246" calcext:value-type="float">
            <text:p>6.44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EQUITY_MARGIN <text:s text:c="48"/></text:p>
          </table:table-cell>
          <table:table-cell office:value-type="float" office:value="39105" calcext:value-type="float">
            <text:p>39105</text:p>
          </table:table-cell>
          <table:table-cell table:formula="of:=(([.C46]/844376)*100)" office:value-type="float" office:value="4.63123063658844" calcext:value-type="float">
            <text:p>4.63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EQUITY_MarginPLUS <text:s text:c="44"/></text:p>
          </table:table-cell>
          <table:table-cell office:value-type="float" office:value="4687" calcext:value-type="float">
            <text:p>4687</text:p>
          </table:table-cell>
          <table:table-cell table:formula="of:=(([.C47]/844376)*100)" office:value-type="float" office:value="0.555084464740826" calcext:value-type="float">
            <text:p>0.56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FD_BONDS_CORPORATE BONDS <text:s text:c="37"/></text:p>
          </table:table-cell>
          <table:table-cell office:value-type="float" office:value="2269" calcext:value-type="float">
            <text:p>2269</text:p>
          </table:table-cell>
          <table:table-cell table:formula="of:=(([.C48]/844376)*100)" office:value-type="float" office:value="0.26871914881522" calcext:value-type="float">
            <text:p>0.27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FD_BONDS_FIXED DEPOSITS <text:s text:c="38"/></text:p>
          </table:table-cell>
          <table:table-cell office:value-type="float" office:value="2012" calcext:value-type="float">
            <text:p>2012</text:p>
          </table:table-cell>
          <table:table-cell table:formula="of:=(([.C49]/844376)*100)" office:value-type="float" office:value="0.238282471316096" calcext:value-type="float">
            <text:p>0.24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FD_BONDS_OTHER FD <text:s text:c="44"/></text:p>
          </table:table-cell>
          <table:table-cell office:value-type="float" office:value="246" calcext:value-type="float">
            <text:p>246</text:p>
          </table:table-cell>
          <table:table-cell table:formula="of:=(([.C50]/844376)*100)" office:value-type="float" office:value="0.0291339403299004" calcext:value-type="float">
            <text:p>0.03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GENERAL_INSURANCE_Health Insurance:I-Lombard CHI <text:s text:c="13"/></text:p>
          </table:table-cell>
          <table:table-cell office:value-type="float" office:value="7" calcext:value-type="float">
            <text:p>7</text:p>
          </table:table-cell>
          <table:table-cell table:formula="of:=(([.C51]/844376)*100)" office:value-type="float" office:value="0.000829014562232939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GENERAL_INSURANCE_Health Insurance:I-Lombard IHEALTH PLUS <text:s text:c="4"/></text:p>
          </table:table-cell>
          <table:table-cell office:value-type="float" office:value="1836" calcext:value-type="float">
            <text:p>1836</text:p>
          </table:table-cell>
          <table:table-cell table:formula="of:=(([.C52]/844376)*100)" office:value-type="float" office:value="0.217438676608525" calcext:value-type="float">
            <text:p>0.22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GENERAL_INSURANCE_Health Insurance:I-Lombard Personal Protect </text:p>
          </table:table-cell>
          <table:table-cell office:value-type="float" office:value="923" calcext:value-type="float">
            <text:p>923</text:p>
          </table:table-cell>
          <table:table-cell table:formula="of:=(([.C53]/844376)*100)" office:value-type="float" office:value="0.109311491563" calcext:value-type="float">
            <text:p>0.11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LIFE_INSURANCE_LIFE_INSURANCE <text:s text:c="32"/></text:p>
          </table:table-cell>
          <table:table-cell office:value-type="float" office:value="1105" calcext:value-type="float">
            <text:p>1105</text:p>
          </table:table-cell>
          <table:table-cell table:formula="of:=(([.C54]/844376)*100)" office:value-type="float" office:value="0.130865870181057" calcext:value-type="float">
            <text:p>0.13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MF_LUMPSUM <text:s text:c="51"/></text:p>
          </table:table-cell>
          <table:table-cell office:value-type="float" office:value="3776" calcext:value-type="float">
            <text:p>3776</text:p>
          </table:table-cell>
          <table:table-cell table:formula="of:=(([.C55]/844376)*100)" office:value-type="float" office:value="0.447194140998797" calcext:value-type="float">
            <text:p>0.45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MF_SIP <text:s text:c="55"/></text:p>
          </table:table-cell>
          <table:table-cell office:value-type="float" office:value="2837" calcext:value-type="float">
            <text:p>2837</text:p>
          </table:table-cell>
          <table:table-cell table:formula="of:=(([.C56]/844376)*100)" office:value-type="float" office:value="0.335987759007835" calcext:value-type="float">
            <text:p>0.34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MF_TIP <text:s text:c="55"/></text:p>
          </table:table-cell>
          <table:table-cell office:value-type="float" office:value="4817" calcext:value-type="float">
            <text:p>4817</text:p>
          </table:table-cell>
          <table:table-cell table:formula="of:=(([.C57]/844376)*100)" office:value-type="float" office:value="0.57048044946801" calcext:value-type="float">
            <text:p>0.57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NPS_NPS <text:s text:c="54"/></text:p>
          </table:table-cell>
          <table:table-cell office:value-type="float" office:value="5242" calcext:value-type="float">
            <text:p>5242</text:p>
          </table:table-cell>
          <table:table-cell table:formula="of:=(([.C58]/844376)*100)" office:value-type="float" office:value="0.620813476460724" calcext:value-type="float">
            <text:p>0.62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EQUITY_BTST <text:s text:c="50"/></text:p>
          </table:table-cell>
          <table:table-cell office:value-type="float" office:value="5596" calcext:value-type="float">
            <text:p>5596</text:p>
          </table:table-cell>
          <table:table-cell table:style-name="ce5" table:formula="of:=(([.C59]/805942)*100)" office:value-type="float" office:value="0.694342769082639" calcext:value-type="float">
            <text:p>0.69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EQUITY_CASH <text:s text:c="50"/></text:p>
          </table:table-cell>
          <table:table-cell office:value-type="float" office:value="41548" calcext:value-type="float">
            <text:p>41548</text:p>
          </table:table-cell>
          <table:table-cell table:style-name="ce5" table:formula="of:=(([.C60]/805942)*100)" office:value-type="float" office:value="5.15520968010105" calcext:value-type="float">
            <text:p>5.16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EQUITY_DERIVATIVES_Future <text:s text:c="36"/></text:p>
          </table:table-cell>
          <table:table-cell office:value-type="float" office:value="174547" calcext:value-type="float">
            <text:p>174547</text:p>
          </table:table-cell>
          <table:table-cell table:style-name="ce5" table:formula="of:=(([.C61]/805942)*100)" office:value-type="float" office:value="21.6575138161307" calcext:value-type="float">
            <text:p>21.66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EQUITY_DERIVATIVES_FuturePLUS <text:s text:c="32"/></text:p>
          </table:table-cell>
          <table:table-cell office:value-type="float" office:value="23775" calcext:value-type="float">
            <text:p>23775</text:p>
          </table:table-cell>
          <table:table-cell table:style-name="ce5" table:formula="of:=(([.C62]/805942)*100)" office:value-type="float" office:value="2.9499641413402" calcext:value-type="float">
            <text:p>2.95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EQUITY_DERIVATIVES_FuturePLUS Stop Loss <text:s text:c="22"/></text:p>
          </table:table-cell>
          <table:table-cell office:value-type="float" office:value="51858" calcext:value-type="float">
            <text:p>51858</text:p>
          </table:table-cell>
          <table:table-cell table:style-name="ce5" table:formula="of:=(([.C63]/805942)*100)" office:value-type="float" office:value="6.43445806273901" calcext:value-type="float">
            <text:p>6.43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EQUITY_DERIVATIVES_Option <text:s text:c="36"/></text:p>
          </table:table-cell>
          <table:table-cell office:value-type="float" office:value="378623" calcext:value-type="float">
            <text:p>378623</text:p>
          </table:table-cell>
          <table:table-cell table:style-name="ce5" table:formula="of:=(([.C64]/805942)*100)" office:value-type="float" office:value="46.9789389310893" calcext:value-type="float">
            <text:p>46.98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EQUITY_DERIVATIVES_OptionsPLUS <text:s text:c="31"/></text:p>
          </table:table-cell>
          <table:table-cell office:value-type="float" office:value="55947" calcext:value-type="float">
            <text:p>55947</text:p>
          </table:table-cell>
          <table:table-cell table:style-name="ce5" table:formula="of:=(([.C65]/805942)*100)" office:value-type="float" office:value="6.94181467152723" calcext:value-type="float">
            <text:p>6.94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EQUITY_MARGIN <text:s text:c="48"/></text:p>
          </table:table-cell>
          <table:table-cell office:value-type="float" office:value="33665" calcext:value-type="float">
            <text:p>33665</text:p>
          </table:table-cell>
          <table:table-cell table:style-name="ce5" table:formula="of:=(([.C66]/805942)*100)" office:value-type="float" office:value="4.17709959277467" calcext:value-type="float">
            <text:p>4.18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EQUITY_MarginPLUS <text:s text:c="44"/></text:p>
          </table:table-cell>
          <table:table-cell office:value-type="float" office:value="7267" calcext:value-type="float">
            <text:p>7267</text:p>
          </table:table-cell>
          <table:table-cell table:style-name="ce5" table:formula="of:=(([.C67]/805942)*100)" office:value-type="float" office:value="0.901677788227937" calcext:value-type="float">
            <text:p>0.9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FD_BONDS_CORPORATE BONDS <text:s text:c="37"/></text:p>
          </table:table-cell>
          <table:table-cell office:value-type="float" office:value="2853" calcext:value-type="float">
            <text:p>2853</text:p>
          </table:table-cell>
          <table:table-cell table:style-name="ce5" table:formula="of:=(([.C68]/805942)*100)" office:value-type="float" office:value="0.353995696960823" calcext:value-type="float">
            <text:p>0.35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FD_BONDS_FIXED DEPOSITS <text:s text:c="38"/></text:p>
          </table:table-cell>
          <table:table-cell office:value-type="float" office:value="3165" calcext:value-type="float">
            <text:p>3165</text:p>
          </table:table-cell>
          <table:table-cell table:style-name="ce5" table:formula="of:=(([.C69]/805942)*100)" office:value-type="float" office:value="0.392708160140556" calcext:value-type="float">
            <text:p>0.39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FD_BONDS_OTHER FD <text:s text:c="44"/></text:p>
          </table:table-cell>
          <table:table-cell office:value-type="float" office:value="898" calcext:value-type="float">
            <text:p>898</text:p>
          </table:table-cell>
          <table:table-cell table:style-name="ce5" table:formula="of:=(([.C70]/805942)*100)" office:value-type="float" office:value="0.111422410049358" calcext:value-type="float">
            <text:p>0.11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GENERAL_INSURANCE_Health Insurance:I-Lombard CHI <text:s text:c="13"/></text:p>
          </table:table-cell>
          <table:table-cell office:value-type="float" office:value="274" calcext:value-type="float">
            <text:p>274</text:p>
          </table:table-cell>
          <table:table-cell table:style-name="ce5" table:formula="of:=(([.C71]/805942)*100)" office:value-type="float" office:value="0.0339974836898933" calcext:value-type="float">
            <text:p>0.03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GENERAL_INSURANCE_Health Insurance:I-Lombard IHEALTH PLUS <text:s text:c="4"/></text:p>
          </table:table-cell>
          <table:table-cell office:value-type="float" office:value="2633" calcext:value-type="float">
            <text:p>2633</text:p>
          </table:table-cell>
          <table:table-cell table:style-name="ce5" table:formula="of:=(([.C72]/805942)*100)" office:value-type="float" office:value="0.326698447282807" calcext:value-type="float">
            <text:p>0.33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GENERAL_INSURANCE_Health Insurance:I-Lombard Personal Protect </text:p>
          </table:table-cell>
          <table:table-cell office:value-type="float" office:value="1836" calcext:value-type="float">
            <text:p>1836</text:p>
          </table:table-cell>
          <table:table-cell table:style-name="ce5" table:formula="of:=(([.C73]/805942)*100)" office:value-type="float" office:value="0.227807956403811" calcext:value-type="float">
            <text:p>0.23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LIFE_INSURANCE_LIFE_INSURANCE <text:s text:c="32"/></text:p>
          </table:table-cell>
          <table:table-cell office:value-type="float" office:value="1575" calcext:value-type="float">
            <text:p>1575</text:p>
          </table:table-cell>
          <table:table-cell table:style-name="ce5" table:formula="of:=(([.C74]/805942)*100)" office:value-type="float" office:value="0.195423492013073" calcext:value-type="float">
            <text:p>0.2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MF_LUMPSUM <text:s text:c="51"/></text:p>
          </table:table-cell>
          <table:table-cell office:value-type="float" office:value="3739" calcext:value-type="float">
            <text:p>3739</text:p>
          </table:table-cell>
          <table:table-cell table:style-name="ce5" table:formula="of:=(([.C75]/805942)*100)" office:value-type="float" office:value="0.463929166118654" calcext:value-type="float">
            <text:p>0.46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MF_SIP <text:s text:c="55"/></text:p>
          </table:table-cell>
          <table:table-cell office:value-type="float" office:value="3136" calcext:value-type="float">
            <text:p>3136</text:p>
          </table:table-cell>
          <table:table-cell table:style-name="ce5" table:formula="of:=(([.C76]/805942)*100)" office:value-type="float" office:value="0.389109886319363" calcext:value-type="float">
            <text:p>0.39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MF_TIP <text:s text:c="55"/></text:p>
          </table:table-cell>
          <table:table-cell office:value-type="float" office:value="7251" calcext:value-type="float">
            <text:p>7251</text:p>
          </table:table-cell>
          <table:table-cell table:style-name="ce5" table:formula="of:=(([.C77]/805942)*100)" office:value-type="float" office:value="0.899692533705899" calcext:value-type="float">
            <text:p>0.9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NPS_NPS <text:s text:c="54"/></text:p>
          </table:table-cell>
          <table:table-cell office:value-type="float" office:value="5756" calcext:value-type="float">
            <text:p>5756</text:p>
          </table:table-cell>
          <table:table-cell table:style-name="ce5" table:formula="of:=(([.C78]/805942)*100)" office:value-type="float" office:value="0.714195314303014" calcext:value-type="float">
            <text:p>0.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75 rows)</text:p>
          </table:table-cell>
          <table:table-cell table:number-columns-repeated="2"/>
          <table:table-cell table:style-name="Default"/>
          <table:table-cell table:number-columns-repeated="4"/>
        </table:table-row>
      </table:table>
      <table:table table:name="Sheet3" table:style-name="ta1"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2" table:number-rows-repeated="2">
          <table:table-cell table:number-columns-repeated="7"/>
        </table:table-row>
        <table:table-row table:style-name="ro3">
          <table:table-cell/>
          <table:table-cell table:style-name="ce13" office:value-type="string" calcext:value-type="string">
            <text:p>BEFORE</text:p>
          </table:table-cell>
          <table:table-cell table:number-columns-repeated="2"/>
          <table:table-cell table:style-name="ce13" office:value-type="string" calcext:value-type="string">
            <text:p>After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4"/>
          <table:table-cell table:style-name="ce1" office:value-type="string" calcext:value-type="string">
            <text:p>Overall_Distribution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OverallDistribution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recommended_event <text:s text:c="43"/></text:p>
          </table:table-cell>
          <table:table-cell office:value-type="string" calcext:value-type="string">
            <text:p>count(user_id)</text:p>
          </table:table-cell>
          <table:table-cell/>
        </table:table-row>
        <table:table-row table:style-name="ro2">
          <table:table-cell table:style-name="ce6" office:value-type="string" calcext:value-type="string">
            <text:p>event_l1_name <text:s text:c="24"/></text:p>
          </table:table-cell>
          <table:table-cell table:style-name="ce6" office:value-type="string" calcext:value-type="string">
            <text:p><text:s/>count</text:p>
          </table:table-cell>
          <table:table-cell table:style-name="ce1" office:value-type="string" calcext:value-type="string">
            <text:p>%Distribu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EQUITY_BTST <text:s text:c="50"/></text:p>
          </table:table-cell>
          <table:table-cell office:value-type="float" office:value="9847" calcext:value-type="float">
            <text:p>9847</text:p>
          </table:table-cell>
          <table:table-cell table:formula="of:=(([.B9]/2114232)*100)" office:value-type="float" office:value="0.465748319011348" calcext:value-type="float">
            <text:p>0.47</text:p>
          </table:table-cell>
          <table:table-cell/>
          <table:table-cell office:value-type="string" calcext:value-type="string">
            <text:p>EQUITY_BTST <text:s text:c="49"/></text:p>
          </table:table-cell>
          <table:table-cell office:value-type="float" office:value="12150" calcext:value-type="float">
            <text:p>12150</text:p>
          </table:table-cell>
          <table:table-cell table:formula="of:=(([.F9]/3671175)*100)" office:value-type="float" office:value="0.330956710045149" calcext:value-type="float">
            <text:p>0.33</text:p>
          </table:table-cell>
        </table:table-row>
        <table:table-row table:style-name="ro2">
          <table:table-cell office:value-type="string" calcext:value-type="string">
            <text:p><text:s/>EQUITY_CASH <text:s text:c="50"/></text:p>
          </table:table-cell>
          <table:table-cell office:value-type="float" office:value="78128" calcext:value-type="float">
            <text:p>78128</text:p>
          </table:table-cell>
          <table:table-cell table:formula="of:=(([.B10]/2114232)*100)" office:value-type="float" office:value="3.69533712478101" calcext:value-type="float">
            <text:p>3.7</text:p>
          </table:table-cell>
          <table:table-cell/>
          <table:table-cell office:value-type="string" calcext:value-type="string">
            <text:p>GENERAL_INSURANCE_Health Insurance:I-Lombard Personal Protect</text:p>
          </table:table-cell>
          <table:table-cell office:value-type="float" office:value="3012" calcext:value-type="float">
            <text:p>3012</text:p>
          </table:table-cell>
          <table:table-cell table:formula="of:=(([.F10]/3671175)*100)" office:value-type="float" office:value="0.0820445770087234" calcext:value-type="float">
            <text:p>0.08</text:p>
          </table:table-cell>
        </table:table-row>
        <table:table-row table:style-name="ro2">
          <table:table-cell office:value-type="string" calcext:value-type="string">
            <text:p><text:s/>EQUITY_DERIVATIVES_Future <text:s text:c="36"/></text:p>
          </table:table-cell>
          <table:table-cell office:value-type="float" office:value="803244" calcext:value-type="float">
            <text:p>803244</text:p>
          </table:table-cell>
          <table:table-cell table:style-name="ce1" table:formula="of:=(([.B11]/2114232)*100)" office:value-type="float" office:value="37.9922354784149" calcext:value-type="float">
            <text:p>37.99</text:p>
          </table:table-cell>
          <table:table-cell/>
          <table:table-cell office:value-type="string" calcext:value-type="string">
            <text:p>EQUITY_DERIVATIVES_Option <text:s text:c="35"/></text:p>
          </table:table-cell>
          <table:table-cell office:value-type="float" office:value="1279849" calcext:value-type="float">
            <text:p>1279849</text:p>
          </table:table-cell>
          <table:table-cell table:style-name="ce1" table:formula="of:=(([.F11]/3671175)*100)" office:value-type="float" office:value="34.8621081806234" calcext:value-type="float">
            <text:p>34.86</text:p>
          </table:table-cell>
        </table:table-row>
        <table:table-row table:style-name="ro2">
          <table:table-cell office:value-type="string" calcext:value-type="string">
            <text:p><text:s/>EQUITY_DERIVATIVES_FuturePLUS <text:s text:c="32"/></text:p>
          </table:table-cell>
          <table:table-cell office:value-type="float" office:value="45962" calcext:value-type="float">
            <text:p>45962</text:p>
          </table:table-cell>
          <table:table-cell table:formula="of:=(([.B12]/2114232)*100)" office:value-type="float" office:value="2.17393360804301" calcext:value-type="float">
            <text:p>2.17</text:p>
          </table:table-cell>
          <table:table-cell/>
          <table:table-cell office:value-type="string" calcext:value-type="string">
            <text:p>GENERAL_INSURANCE_Health Insurance:I-Lombard IHEALTH PLUS <text:s text:c="3"/></text:p>
          </table:table-cell>
          <table:table-cell office:value-type="float" office:value="5645" calcext:value-type="float">
            <text:p>5645</text:p>
          </table:table-cell>
          <table:table-cell table:formula="of:=(([.F12]/3671175)*100)" office:value-type="float" office:value="0.15376548380287" calcext:value-type="float">
            <text:p>0.15</text:p>
          </table:table-cell>
        </table:table-row>
        <table:table-row table:style-name="ro2">
          <table:table-cell office:value-type="string" calcext:value-type="string">
            <text:p><text:s/>EQUITY_DERIVATIVES_FuturePLUS Stop Loss <text:s text:c="22"/></text:p>
          </table:table-cell>
          <table:table-cell office:value-type="float" office:value="155792" calcext:value-type="float">
            <text:p>155792</text:p>
          </table:table-cell>
          <table:table-cell table:formula="of:=(([.B13]/2114232)*100)" office:value-type="float" office:value="7.36872774605625" calcext:value-type="float">
            <text:p>7.37</text:p>
          </table:table-cell>
          <table:table-cell/>
          <table:table-cell office:value-type="string" calcext:value-type="string">
            <text:p>FD_BONDS_CORPORATE BONDS <text:s text:c="36"/></text:p>
          </table:table-cell>
          <table:table-cell office:value-type="float" office:value="7311" calcext:value-type="float">
            <text:p>7311</text:p>
          </table:table-cell>
          <table:table-cell table:formula="of:=(([.F13]/3671175)*100)" office:value-type="float" office:value="0.199146049970377" calcext:value-type="float">
            <text:p>0.2</text:p>
          </table:table-cell>
        </table:table-row>
        <table:table-row table:style-name="ro2">
          <table:table-cell office:value-type="string" calcext:value-type="string">
            <text:p><text:s/>EQUITY_DERIVATIVES_Option <text:s text:c="36"/></text:p>
          </table:table-cell>
          <table:table-cell office:value-type="float" office:value="718586" calcext:value-type="float">
            <text:p>718586</text:p>
          </table:table-cell>
          <table:table-cell table:style-name="ce1" table:formula="of:=(([.B14]/2114232)*100)" office:value-type="float" office:value="33.9880391555894" calcext:value-type="float">
            <text:p>33.99</text:p>
          </table:table-cell>
          <table:table-cell/>
          <table:table-cell office:value-type="string" calcext:value-type="string">
            <text:p>FD_BONDS_FIXED DEPOSITS <text:s text:c="37"/></text:p>
          </table:table-cell>
          <table:table-cell office:value-type="float" office:value="7104" calcext:value-type="float">
            <text:p>7104</text:p>
          </table:table-cell>
          <table:table-cell table:formula="of:=(([.F14]/3671175)*100)" office:value-type="float" office:value="0.193507528243682" calcext:value-type="float">
            <text:p>0.19</text:p>
          </table:table-cell>
        </table:table-row>
        <table:table-row table:style-name="ro2">
          <table:table-cell office:value-type="string" calcext:value-type="string">
            <text:p><text:s/>EQUITY_DERIVATIVES_OptionsPLUS <text:s text:c="31"/></text:p>
          </table:table-cell>
          <table:table-cell office:value-type="float" office:value="143911" calcext:value-type="float">
            <text:p>143911</text:p>
          </table:table-cell>
          <table:table-cell table:formula="of:=(([.B15]/2114232)*100)" office:value-type="float" office:value="6.80677428021144" calcext:value-type="float">
            <text:p>6.81</text:p>
          </table:table-cell>
          <table:table-cell/>
          <table:table-cell office:value-type="string" calcext:value-type="string">
            <text:p>EQUITY_DERIVATIVES_Future <text:s text:c="35"/></text:p>
          </table:table-cell>
          <table:table-cell office:value-type="float" office:value="1440119" calcext:value-type="float">
            <text:p>1440119</text:p>
          </table:table-cell>
          <table:table-cell table:style-name="ce1" table:formula="of:=(([.F15]/3671175)*100)" office:value-type="float" office:value="39.2277404373259" calcext:value-type="float">
            <text:p>39.23</text:p>
          </table:table-cell>
        </table:table-row>
        <table:table-row table:style-name="ro2">
          <table:table-cell office:value-type="string" calcext:value-type="string">
            <text:p><text:s/>EQUITY_MARGIN <text:s text:c="48"/></text:p>
          </table:table-cell>
          <table:table-cell office:value-type="float" office:value="71111" calcext:value-type="float">
            <text:p>71111</text:p>
          </table:table-cell>
          <table:table-cell table:formula="of:=(([.B16]/2114232)*100)" office:value-type="float" office:value="3.36344355775525" calcext:value-type="float">
            <text:p>3.36</text:p>
          </table:table-cell>
          <table:table-cell/>
          <table:table-cell office:value-type="string" calcext:value-type="string">
            <text:p>MF_TIP <text:s text:c="54"/></text:p>
          </table:table-cell>
          <table:table-cell office:value-type="float" office:value="17675" calcext:value-type="float">
            <text:p>17675</text:p>
          </table:table-cell>
          <table:table-cell table:formula="of:=(([.F16]/3671175)*100)" office:value-type="float" office:value="0.481453485600659" calcext:value-type="float">
            <text:p>0.48</text:p>
          </table:table-cell>
        </table:table-row>
        <table:table-row table:style-name="ro2">
          <table:table-cell office:value-type="string" calcext:value-type="string">
            <text:p><text:s/>EQUITY_MarginPLUS <text:s text:c="44"/></text:p>
          </table:table-cell>
          <table:table-cell office:value-type="float" office:value="13656" calcext:value-type="float">
            <text:p>13656</text:p>
          </table:table-cell>
          <table:table-cell table:formula="of:=(([.B17]/2114232)*100)" office:value-type="float" office:value="0.645908301454145" calcext:value-type="float">
            <text:p>0.65</text:p>
          </table:table-cell>
          <table:table-cell/>
          <table:table-cell office:value-type="string" calcext:value-type="string">
            <text:p>LIFE_INSURANCE_LIFE_INSURANCE <text:s text:c="31"/></text:p>
          </table:table-cell>
          <table:table-cell office:value-type="float" office:value="4161" calcext:value-type="float">
            <text:p>4161</text:p>
          </table:table-cell>
          <table:table-cell table:formula="of:=(([.F17]/3671175)*100)" office:value-type="float" office:value="0.113342458477191" calcext:value-type="float">
            <text:p>0.11</text:p>
          </table:table-cell>
        </table:table-row>
        <table:table-row table:style-name="ro2">
          <table:table-cell office:value-type="string" calcext:value-type="string">
            <text:p><text:s/>FD_BONDS_CORPORATE BONDS <text:s text:c="37"/></text:p>
          </table:table-cell>
          <table:table-cell office:value-type="float" office:value="6395" calcext:value-type="float">
            <text:p>6395</text:p>
          </table:table-cell>
          <table:table-cell table:formula="of:=(([.B18]/2114232)*100)" office:value-type="float" office:value="0.302473900688288" calcext:value-type="float">
            <text:p>0.3</text:p>
          </table:table-cell>
          <table:table-cell/>
          <table:table-cell office:value-type="string" calcext:value-type="string">
            <text:p>EQUITY_DERIVATIVES_FuturePLUS Stop Loss <text:s text:c="21"/></text:p>
          </table:table-cell>
          <table:table-cell office:value-type="float" office:value="235160" calcext:value-type="float">
            <text:p>235160</text:p>
          </table:table-cell>
          <table:table-cell table:formula="of:=(([.F18]/3671175)*100)" office:value-type="float" office:value="6.40557859540883" calcext:value-type="float">
            <text:p>6.41</text:p>
          </table:table-cell>
        </table:table-row>
        <table:table-row table:style-name="ro2">
          <table:table-cell office:value-type="string" calcext:value-type="string">
            <text:p><text:s/>FD_BONDS_FIXED DEPOSITS <text:s text:c="38"/></text:p>
          </table:table-cell>
          <table:table-cell office:value-type="float" office:value="6054" calcext:value-type="float">
            <text:p>6054</text:p>
          </table:table-cell>
          <table:table-cell table:formula="of:=(([.B19]/2114232)*100)" office:value-type="float" office:value="0.286345112551508" calcext:value-type="float">
            <text:p>0.29</text:p>
          </table:table-cell>
          <table:table-cell/>
          <table:table-cell office:value-type="string" calcext:value-type="string">
            <text:p>MF_LUMPSUM <text:s text:c="50"/></text:p>
          </table:table-cell>
          <table:table-cell office:value-type="float" office:value="15307" calcext:value-type="float">
            <text:p>15307</text:p>
          </table:table-cell>
          <table:table-cell table:formula="of:=(([.F19]/3671175)*100)" office:value-type="float" office:value="0.416950976186098" calcext:value-type="float">
            <text:p>0.42</text:p>
          </table:table-cell>
        </table:table-row>
        <table:table-row table:style-name="ro2">
          <table:table-cell office:value-type="string" calcext:value-type="string">
            <text:p><text:s/>FD_BONDS_OTHER FD <text:s text:c="44"/></text:p>
          </table:table-cell>
          <table:table-cell office:value-type="float" office:value="1144" calcext:value-type="float">
            <text:p>1144</text:p>
          </table:table-cell>
          <table:table-cell table:formula="of:=(([.B20]/2114232)*100)" office:value-type="float" office:value="0.0541094827814544" calcext:value-type="float">
            <text:p>0.05</text:p>
          </table:table-cell>
          <table:table-cell/>
          <table:table-cell office:value-type="string" calcext:value-type="string">
            <text:p>EQUITY_MARGIN <text:s text:c="47"/></text:p>
          </table:table-cell>
          <table:table-cell office:value-type="float" office:value="84142" calcext:value-type="float">
            <text:p>84142</text:p>
          </table:table-cell>
          <table:table-cell table:formula="of:=(([.F20]/3671175)*100)" office:value-type="float" office:value="2.29196374457769" calcext:value-type="float">
            <text:p>2.29</text:p>
          </table:table-cell>
        </table:table-row>
        <table:table-row table:style-name="ro2">
          <table:table-cell office:value-type="string" calcext:value-type="string">
            <text:p><text:s/>GENERAL_INSURANCE_Health Insurance:I-Lombard CHI <text:s text:c="13"/></text:p>
          </table:table-cell>
          <table:table-cell office:value-type="float" office:value="281" calcext:value-type="float">
            <text:p>281</text:p>
          </table:table-cell>
          <table:table-cell table:formula="of:=(([.B21]/2114232)*100)" office:value-type="float" office:value="0.0132908782006894" calcext:value-type="float">
            <text:p>0.01</text:p>
          </table:table-cell>
          <table:table-cell/>
          <table:table-cell office:value-type="string" calcext:value-type="string">
            <text:p>NPS_NPS <text:s text:c="53"/></text:p>
          </table:table-cell>
          <table:table-cell office:value-type="float" office:value="17786" calcext:value-type="float">
            <text:p>17786</text:p>
          </table:table-cell>
          <table:table-cell table:formula="of:=(([.F21]/3671175)*100)" office:value-type="float" office:value="0.484477040729467" calcext:value-type="float">
            <text:p>0.48</text:p>
          </table:table-cell>
        </table:table-row>
        <table:table-row table:style-name="ro2">
          <table:table-cell office:value-type="string" calcext:value-type="string">
            <text:p><text:s/>GENERAL_INSURANCE_Health Insurance:I-Lombard IHEALTH PLUS <text:s text:c="4"/></text:p>
          </table:table-cell>
          <table:table-cell office:value-type="float" office:value="5645" calcext:value-type="float">
            <text:p>5645</text:p>
          </table:table-cell>
          <table:table-cell table:formula="of:=(([.B22]/2114232)*100)" office:value-type="float" office:value="0.267000026487159" calcext:value-type="float">
            <text:p>0.27</text:p>
          </table:table-cell>
          <table:table-cell/>
          <table:table-cell office:value-type="string" calcext:value-type="string">
            <text:p>FD_BONDS_OTHER FD <text:s text:c="43"/></text:p>
          </table:table-cell>
          <table:table-cell office:value-type="float" office:value="1144" calcext:value-type="float">
            <text:p>1144</text:p>
          </table:table-cell>
          <table:table-cell table:formula="of:=(([.F22]/3671175)*100)" office:value-type="float" office:value="0.0311616852914939" calcext:value-type="float">
            <text:p>0.03</text:p>
          </table:table-cell>
        </table:table-row>
        <table:table-row table:style-name="ro2">
          <table:table-cell office:value-type="string" calcext:value-type="string">
            <text:p><text:s/>GENERAL_INSURANCE_Health Insurance:I-Lombard Personal Protect </text:p>
          </table:table-cell>
          <table:table-cell office:value-type="float" office:value="3012" calcext:value-type="float">
            <text:p>3012</text:p>
          </table:table-cell>
          <table:table-cell table:formula="of:=(([.B23]/2114232)*100)" office:value-type="float" office:value="0.142463078791731" calcext:value-type="float">
            <text:p>0.14</text:p>
          </table:table-cell>
          <table:table-cell/>
          <table:table-cell office:value-type="string" calcext:value-type="string">
            <text:p>EQUITY_MarginPLUS <text:s text:c="43"/></text:p>
          </table:table-cell>
          <table:table-cell office:value-type="float" office:value="17541" calcext:value-type="float">
            <text:p>17541</text:p>
          </table:table-cell>
          <table:table-cell table:formula="of:=(([.F23]/3671175)*100)" office:value-type="float" office:value="0.477803428057774" calcext:value-type="float">
            <text:p>0.48</text:p>
          </table:table-cell>
        </table:table-row>
        <table:table-row table:style-name="ro2">
          <table:table-cell office:value-type="string" calcext:value-type="string">
            <text:p><text:s/>LIFE_INSURANCE_LIFE_INSURANCE <text:s text:c="32"/></text:p>
          </table:table-cell>
          <table:table-cell office:value-type="float" office:value="3650" calcext:value-type="float">
            <text:p>3650</text:p>
          </table:table-cell>
          <table:table-cell table:formula="of:=(([.B24]/2114232)*100)" office:value-type="float" office:value="0.172639521112158" calcext:value-type="float">
            <text:p>0.17</text:p>
          </table:table-cell>
          <table:table-cell/>
          <table:table-cell table:style-name="ce1" office:value-type="string" calcext:value-type="string">
            <text:p>NONE <text:s text:c="56"/></text:p>
          </table:table-cell>
          <table:table-cell office:value-type="float" office:value="79938" calcext:value-type="float">
            <text:p>79938</text:p>
          </table:table-cell>
          <table:table-cell table:formula="of:=(([.F24]/3671175)*100)" office:value-type="float" office:value="2.17744999897853" calcext:value-type="float">
            <text:p>2.18</text:p>
          </table:table-cell>
        </table:table-row>
        <table:table-row table:style-name="ro2">
          <table:table-cell office:value-type="string" calcext:value-type="string">
            <text:p><text:s/>MF_LUMPSUM <text:s text:c="51"/></text:p>
          </table:table-cell>
          <table:table-cell office:value-type="float" office:value="11620" calcext:value-type="float">
            <text:p>11620</text:p>
          </table:table-cell>
          <table:table-cell table:formula="of:=(([.B25]/2114232)*100)" office:value-type="float" office:value="0.549608557622815" calcext:value-type="float">
            <text:p>0.55</text:p>
          </table:table-cell>
          <table:table-cell/>
          <table:table-cell office:value-type="string" calcext:value-type="string">
            <text:p>EQUITY_CASH <text:s text:c="49"/></text:p>
          </table:table-cell>
          <table:table-cell office:value-type="float" office:value="136204" calcext:value-type="float">
            <text:p>136204</text:p>
          </table:table-cell>
          <table:table-cell table:formula="of:=(([.F25]/3671175)*100)" office:value-type="float" office:value="3.71009281769461" calcext:value-type="float">
            <text:p>3.71</text:p>
          </table:table-cell>
        </table:table-row>
        <table:table-row table:style-name="ro2">
          <table:table-cell office:value-type="string" calcext:value-type="string">
            <text:p><text:s/>MF_SIP <text:s text:c="55"/></text:p>
          </table:table-cell>
          <table:table-cell office:value-type="float" office:value="6477" calcext:value-type="float">
            <text:p>6477</text:p>
          </table:table-cell>
          <table:table-cell table:formula="of:=(([.B26]/2114232)*100)" office:value-type="float" office:value="0.306352377600944" calcext:value-type="float">
            <text:p>0.31</text:p>
          </table:table-cell>
          <table:table-cell/>
          <table:table-cell office:value-type="string" calcext:value-type="string">
            <text:p>EQUITY_DERIVATIVES_FuturePLUS <text:s text:c="31"/></text:p>
          </table:table-cell>
          <table:table-cell office:value-type="float" office:value="58588" calcext:value-type="float">
            <text:p>58588</text:p>
          </table:table-cell>
          <table:table-cell table:formula="of:=(([.F26]/3671175)*100)" office:value-type="float" office:value="1.59589232330248" calcext:value-type="float">
            <text:p>1.6</text:p>
          </table:table-cell>
        </table:table-row>
        <table:table-row table:style-name="ro2">
          <table:table-cell office:value-type="string" calcext:value-type="string">
            <text:p><text:s/>MF_TIP <text:s text:c="55"/></text:p>
          </table:table-cell>
          <table:table-cell office:value-type="float" office:value="14850" calcext:value-type="float">
            <text:p>14850</text:p>
          </table:table-cell>
          <table:table-cell table:formula="of:=(([.B27]/2114232)*100)" office:value-type="float" office:value="0.702382709182341" calcext:value-type="float">
            <text:p>0.7</text:p>
          </table:table-cell>
          <table:table-cell/>
          <table:table-cell office:value-type="string" calcext:value-type="string">
            <text:p>GENERAL_INSURANCE_Health Insurance:I-Lombard CHI <text:s text:c="12"/></text:p>
          </table:table-cell>
          <table:table-cell office:value-type="float" office:value="281" calcext:value-type="float">
            <text:p>281</text:p>
          </table:table-cell>
          <table:table-cell table:formula="of:=(([.F27]/3671175)*100)" office:value-type="float" office:value="0.00765422514590015" calcext:value-type="float">
            <text:p>0.01</text:p>
          </table:table-cell>
        </table:table-row>
        <table:table-row table:style-name="ro2">
          <table:table-cell office:value-type="string" calcext:value-type="string">
            <text:p><text:s/>NPS_NPS <text:s text:c="54"/></text:p>
          </table:table-cell>
          <table:table-cell office:value-type="float" office:value="14867" calcext:value-type="float">
            <text:p>14867</text:p>
          </table:table-cell>
          <table:table-cell table:formula="of:=(([.B28]/2114232)*100)" office:value-type="float" office:value="0.703186783664234" calcext:value-type="float">
            <text:p>0.7</text:p>
          </table:table-cell>
          <table:table-cell/>
          <table:table-cell office:value-type="string" calcext:value-type="string">
            <text:p>EQUITY_DERIVATIVES_OptionsPLUS <text:s text:c="30"/></text:p>
          </table:table-cell>
          <table:table-cell office:value-type="float" office:value="239651" calcext:value-type="float">
            <text:p>239651</text:p>
          </table:table-cell>
          <table:table-cell table:formula="of:=(([.F28]/3671175)*100)" office:value-type="float" office:value="6.52791000156626" calcext:value-type="float">
            <text:p>6.53</text:p>
          </table:table-cell>
        </table:table-row>
        <table:table-row table:style-name="ro2">
          <table:table-cell table:number-columns-repeated="4"/>
          <table:table-cell table:style-name="ce14" office:value-type="string" calcext:value-type="string">
            <text:p>MF_SIP <text:s text:c="54"/></text:p>
          </table:table-cell>
          <table:table-cell office:value-type="float" office:value="8407" calcext:value-type="float">
            <text:p>8407</text:p>
          </table:table-cell>
          <table:table-cell table:formula="of:=(([.F29]/3671175)*100)" office:value-type="float" office:value="0.229000251962927" calcext:value-type="float">
            <text:p>0.23</text:p>
          </table:table-cell>
        </table:table-row>
      </table:table>
      <table:table table:name="Sheet4" table:style-name="ta1"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8" office:value-type="string" calcext:value-type="string">
            <text:p>RANK wise Distribution After trimmm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22" office:value-type="string" calcext:value-type="string">
            <text:p>recommended_event <text:s text:c="43"/></text:p>
          </table:table-cell>
          <table:table-cell table:style-name="ce22" office:value-type="string" calcext:value-type="string">
            <text:p>recommendation_level</text:p>
          </table:table-cell>
          <table:table-cell table:style-name="ce22" office:value-type="string" calcext:value-type="string">
            <text:p>count(user_id)</text:p>
          </table:table-cell>
          <table:table-cell table:style-name="ce22" office:value-type="string" calcext:value-type="string">
            <text:p>%%%%%</text:p>
          </table:table-cell>
          <table:table-cell/>
        </table:table-row>
        <table:table-row table:style-name="ro2">
          <table:table-cell/>
          <table:table-cell table:style-name="ce22" office:value-type="string" calcext:value-type="string">
            <text:p>MF_TIP <text:s text:c="54"/>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785" calcext:value-type="float">
            <text:p>2785</text:p>
          </table:table-cell>
          <table:table-cell table:style-name="ce22" table:formula="of:=(([.D4]/995540)*100)" office:value-type="float" office:value="0.279747674628845" calcext:value-type="float">
            <text:p>0.28</text:p>
          </table:table-cell>
          <table:table-cell/>
        </table:table-row>
        <table:table-row table:style-name="ro2">
          <table:table-cell/>
          <table:table-cell table:style-name="ce22" office:value-type="string" calcext:value-type="string">
            <text:p>NONE <text:s text:c="56"/>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0896" calcext:value-type="float">
            <text:p>30896</text:p>
          </table:table-cell>
          <table:table-cell table:style-name="ce22" table:formula="of:=(([.D5]/995540)*100)" office:value-type="float" office:value="3.10344134841393" calcext:value-type="float">
            <text:p>3.1</text:p>
          </table:table-cell>
          <table:table-cell table:style-name="ce16" office:value-type="string" calcext:value-type="string">
            <text:p>IGNORE</text:p>
          </table:table-cell>
        </table:table-row>
        <table:table-row table:style-name="ro2">
          <table:table-cell/>
          <table:table-cell table:style-name="ce22" office:value-type="string" calcext:value-type="string">
            <text:p>LIFE_INSURANCE_LIFE_INSURANCE <text:s text:c="31"/>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76" calcext:value-type="float">
            <text:p>776</text:p>
          </table:table-cell>
          <table:table-cell table:style-name="ce22" table:formula="of:=(([.D6]/995540)*100)" office:value-type="float" office:value="0.0779476465034052" calcext:value-type="float">
            <text:p>0.08</text:p>
          </table:table-cell>
          <table:table-cell/>
        </table:table-row>
        <table:table-row table:style-name="ro2">
          <table:table-cell/>
          <table:table-cell table:style-name="ce22" office:value-type="string" calcext:value-type="string">
            <text:p>EQUITY_DERIVATIVES_Option <text:s text:c="35"/>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57189" calcext:value-type="float">
            <text:p>357189</text:p>
          </table:table-cell>
          <table:table-cell table:style-name="ce25" table:formula="of:=(([.D7]/995540)*100)" office:value-type="float" office:value="35.8789199831247" calcext:value-type="float">
            <text:p>35.88</text:p>
          </table:table-cell>
          <table:table-cell/>
        </table:table-row>
        <table:table-row table:style-name="ro2">
          <table:table-cell/>
          <table:table-cell table:style-name="ce22" office:value-type="string" calcext:value-type="string">
            <text:p>FD_BONDS_FIXED DEPOSITS <text:s text:c="37"/>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59" calcext:value-type="float">
            <text:p>859</text:p>
          </table:table-cell>
          <table:table-cell table:style-name="ce22" table:formula="of:=(([.D8]/995540)*100)" office:value-type="float" office:value="0.0862848303433313" calcext:value-type="float">
            <text:p>0.09</text:p>
          </table:table-cell>
          <table:table-cell/>
        </table:table-row>
        <table:table-row table:style-name="ro2">
          <table:table-cell/>
          <table:table-cell table:style-name="ce22" office:value-type="string" calcext:value-type="string">
            <text:p>EQUITY_DERIVATIVES_FuturePLUS <text:s text:c="31"/>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6941" calcext:value-type="float">
            <text:p>6941</text:p>
          </table:table-cell>
          <table:table-cell table:style-name="ce22" table:formula="of:=(([.D9]/995540)*100)" office:value-type="float" office:value="0.697209554613576" calcext:value-type="float">
            <text:p>0.7</text:p>
          </table:table-cell>
          <table:table-cell/>
        </table:table-row>
        <table:table-row table:style-name="ro2">
          <table:table-cell/>
          <table:table-cell table:style-name="ce22" office:value-type="string" calcext:value-type="string">
            <text:p>EQUITY_DERIVATIVES_FuturePLUS Stop Loss <text:s text:c="21"/>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1281" calcext:value-type="float">
            <text:p>71281</text:p>
          </table:table-cell>
          <table:table-cell table:style-name="ce22" table:formula="of:=(([.D10]/995540)*100)" office:value-type="float" office:value="7.16003375052735" calcext:value-type="float">
            <text:p>7.16</text:p>
          </table:table-cell>
          <table:table-cell/>
        </table:table-row>
        <table:table-row table:style-name="ro2">
          <table:table-cell/>
          <table:table-cell table:style-name="ce22" office:value-type="string" calcext:value-type="string">
            <text:p>EQUITY_DERIVATIVES_OptionsPLUS <text:s text:c="30"/>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3236" calcext:value-type="float">
            <text:p>73236</text:p>
          </table:table-cell>
          <table:table-cell table:style-name="ce22" table:formula="of:=(([.D11]/995540)*100)" office:value-type="float" office:value="7.35640958675694" calcext:value-type="float">
            <text:p>7.36</text:p>
          </table:table-cell>
          <table:table-cell/>
        </table:table-row>
        <table:table-row table:style-name="ro2">
          <table:table-cell/>
          <table:table-cell table:style-name="ce22" office:value-type="string" calcext:value-type="string">
            <text:p>EQUITY_DERIVATIVES_Future <text:s text:c="35"/>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98216" calcext:value-type="float">
            <text:p>398216</text:p>
          </table:table-cell>
          <table:table-cell table:style-name="ce25" table:formula="of:=(([.D12]/995540)*100)" office:value-type="float" office:value="40" calcext:value-type="float">
            <text:p>40</text:p>
          </table:table-cell>
          <table:table-cell/>
        </table:table-row>
        <table:table-row table:style-name="ro2">
          <table:table-cell/>
          <table:table-cell table:style-name="ce22" office:value-type="string" calcext:value-type="string">
            <text:p>EQUITY_MARGIN <text:s text:c="47"/>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085" calcext:value-type="float">
            <text:p>8085</text:p>
          </table:table-cell>
          <table:table-cell table:style-name="ce22" table:formula="of:=(([.D13]/995540)*100)" office:value-type="float" office:value="0.812122064407256" calcext:value-type="float">
            <text:p>0.81</text:p>
          </table:table-cell>
          <table:table-cell/>
        </table:table-row>
        <table:table-row table:style-name="ro2">
          <table:table-cell/>
          <table:table-cell table:style-name="ce22" office:value-type="string" calcext:value-type="string">
            <text:p>MF_SIP <text:s text:c="54"/>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68" calcext:value-type="float">
            <text:p>1268</text:p>
          </table:table-cell>
          <table:table-cell table:style-name="ce22" table:formula="of:=(([.D14]/995540)*100)" office:value-type="float" office:value="0.127368061554533" calcext:value-type="float">
            <text:p>0.13</text:p>
          </table:table-cell>
          <table:table-cell/>
        </table:table-row>
        <table:table-row table:style-name="ro2">
          <table:table-cell/>
          <table:table-cell table:style-name="ce22" office:value-type="string" calcext:value-type="string">
            <text:p>EQUITY_MarginPLUS <text:s text:c="43"/>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883" calcext:value-type="float">
            <text:p>2883</text:p>
          </table:table-cell>
          <table:table-cell table:style-name="ce22" table:formula="of:=(([.D15]/995540)*100)" office:value-type="float" office:value="0.289591578439842" calcext:value-type="float">
            <text:p>0.29</text:p>
          </table:table-cell>
          <table:table-cell/>
        </table:table-row>
        <table:table-row table:style-name="ro2">
          <table:table-cell/>
          <table:table-cell table:style-name="ce22" office:value-type="string" calcext:value-type="string">
            <text:p>MF_LUMPSUM <text:s text:c="50"/>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465" calcext:value-type="float">
            <text:p>4465</text:p>
          </table:table-cell>
          <table:table-cell table:style-name="ce22" table:formula="of:=(([.D16]/995540)*100)" office:value-type="float" office:value="0.448500311388794" calcext:value-type="float">
            <text:p>0.45</text:p>
          </table:table-cell>
          <table:table-cell/>
        </table:table-row>
        <table:table-row table:style-name="ro2">
          <table:table-cell/>
          <table:table-cell table:style-name="ce22" office:value-type="string" calcext:value-type="string">
            <text:p>EQUITY_BTST <text:s text:c="49"/>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332" calcext:value-type="float">
            <text:p>1332</text:p>
          </table:table-cell>
          <table:table-cell table:style-name="ce22" table:formula="of:=(([.D17]/995540)*100)" office:value-type="float" office:value="0.133796733431103" calcext:value-type="float">
            <text:p>0.13</text:p>
          </table:table-cell>
          <table:table-cell/>
        </table:table-row>
        <table:table-row table:style-name="ro2">
          <table:table-cell/>
          <table:table-cell table:style-name="ce22" office:value-type="string" calcext:value-type="string">
            <text:p>NPS_NPS <text:s text:c="53"/>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703" calcext:value-type="float">
            <text:p>3703</text:p>
          </table:table-cell>
          <table:table-cell table:style-name="ce22" table:formula="of:=(([.D18]/995540)*100)" office:value-type="float" office:value="0.371958936858388" calcext:value-type="float">
            <text:p>0.37</text:p>
          </table:table-cell>
          <table:table-cell/>
        </table:table-row>
        <table:table-row table:style-name="ro2">
          <table:table-cell/>
          <table:table-cell table:style-name="ce22" office:value-type="string" calcext:value-type="string">
            <text:p>FD_BONDS_CORPORATE BONDS <text:s text:c="36"/>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46" calcext:value-type="float">
            <text:p>846</text:p>
          </table:table-cell>
          <table:table-cell table:style-name="ce22" table:formula="of:=(([.D19]/995540)*100)" office:value-type="float" office:value="0.0849790063684031" calcext:value-type="float">
            <text:p>0.08</text:p>
          </table:table-cell>
          <table:table-cell/>
        </table:table-row>
        <table:table-row table:style-name="ro2">
          <table:table-cell/>
          <table:table-cell table:style-name="ce22" office:value-type="string" calcext:value-type="string">
            <text:p>GENERAL_INSURANCE_Health Insurance:I-Lombard IHEALTH PLUS <text:s text:c="3"/>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71" calcext:value-type="float">
            <text:p>271</text:p>
          </table:table-cell>
          <table:table-cell table:style-name="ce22" table:formula="of:=(([.D20]/995540)*100)" office:value-type="float" office:value="0.027221407477349" calcext:value-type="float">
            <text:p>0.03</text:p>
          </table:table-cell>
          <table:table-cell/>
        </table:table-row>
        <table:table-row table:style-name="ro2">
          <table:table-cell/>
          <table:table-cell table:style-name="ce22" office:value-type="string" calcext:value-type="string">
            <text:p>EQUITY_CASH <text:s text:c="49"/>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0508" calcext:value-type="float">
            <text:p>30508</text:p>
          </table:table-cell>
          <table:table-cell table:style-name="ce22" table:formula="of:=(([.D21]/995540)*100)" office:value-type="float" office:value="3.06446752516222" calcext:value-type="float">
            <text:p>3.06</text:p>
          </table:table-cell>
          <table:table-cell/>
        </table:table-row>
        <table:table-row table:style-name="ro2">
          <table:table-cell/>
          <table:table-cell table:style-name="ce23" office:value-type="string" calcext:value-type="string">
            <text:p>EQUITY_DERIVATIVES_OptionsPLUS <text:s text:c="30"/></text:p>
          </table:table-cell>
          <table:table-cell table:style-name="ce23" office:value-type="float" office:value="2" calcext:value-type="float">
            <text:p>2</text:p>
          </table:table-cell>
          <table:table-cell table:style-name="ce24" office:value-type="float" office:value="72440" calcext:value-type="float">
            <text:p>72440</text:p>
          </table:table-cell>
          <table:table-cell table:style-name="ce24" table:formula="of:=(([.D22]/966138)*100)" office:value-type="float" office:value="7.49789367564468" calcext:value-type="float">
            <text:p>7.5</text:p>
          </table:table-cell>
          <table:table-cell/>
        </table:table-row>
        <table:table-row table:style-name="ro2">
          <table:table-cell/>
          <table:table-cell table:style-name="ce23" office:value-type="string" calcext:value-type="string">
            <text:p>FD_BONDS_CORPORATE BONDS <text:s text:c="36"/></text:p>
          </table:table-cell>
          <table:table-cell table:style-name="ce23" office:value-type="float" office:value="2" calcext:value-type="float">
            <text:p>2</text:p>
          </table:table-cell>
          <table:table-cell table:style-name="ce24" office:value-type="float" office:value="1599" calcext:value-type="float">
            <text:p>1599</text:p>
          </table:table-cell>
          <table:table-cell table:style-name="ce24" table:formula="of:=(([.D23]/966138)*100)" office:value-type="float" office:value="0.165504306838154" calcext:value-type="float">
            <text:p>0.17</text:p>
          </table:table-cell>
          <table:table-cell/>
        </table:table-row>
        <table:table-row table:style-name="ro2">
          <table:table-cell/>
          <table:table-cell table:style-name="ce23" office:value-type="string" calcext:value-type="string">
            <text:p>LIFE_INSURANCE_LIFE_INSURANCE <text:s text:c="31"/></text:p>
          </table:table-cell>
          <table:table-cell table:style-name="ce23" office:value-type="float" office:value="2" calcext:value-type="float">
            <text:p>2</text:p>
          </table:table-cell>
          <table:table-cell table:style-name="ce24" office:value-type="float" office:value="810" calcext:value-type="float">
            <text:p>810</text:p>
          </table:table-cell>
          <table:table-cell table:style-name="ce24" table:formula="of:=(([.D24]/966138)*100)" office:value-type="float" office:value="0.0838389546834924" calcext:value-type="float">
            <text:p>0.08</text:p>
          </table:table-cell>
          <table:table-cell/>
        </table:table-row>
        <table:table-row table:style-name="ro2">
          <table:table-cell/>
          <table:table-cell table:style-name="ce23" office:value-type="string" calcext:value-type="string">
            <text:p>EQUITY_DERIVATIVES_FuturePLUS <text:s text:c="31"/></text:p>
          </table:table-cell>
          <table:table-cell table:style-name="ce23" office:value-type="float" office:value="2" calcext:value-type="float">
            <text:p>2</text:p>
          </table:table-cell>
          <table:table-cell table:style-name="ce24" office:value-type="float" office:value="9242" calcext:value-type="float">
            <text:p>9242</text:p>
          </table:table-cell>
          <table:table-cell table:style-name="ce24" table:formula="of:=(([.D25]/966138)*100)" office:value-type="float" office:value="0.956592122450416" calcext:value-type="float">
            <text:p>0.96</text:p>
          </table:table-cell>
          <table:table-cell/>
        </table:table-row>
        <table:table-row table:style-name="ro2">
          <table:table-cell/>
          <table:table-cell table:style-name="ce23" office:value-type="string" calcext:value-type="string">
            <text:p>EQUITY_DERIVATIVES_Option <text:s text:c="35"/></text:p>
          </table:table-cell>
          <table:table-cell table:style-name="ce23" office:value-type="float" office:value="2" calcext:value-type="float">
            <text:p>2</text:p>
          </table:table-cell>
          <table:table-cell table:style-name="ce24" office:value-type="float" office:value="340055" calcext:value-type="float">
            <text:p>340055</text:p>
          </table:table-cell>
          <table:table-cell table:style-name="ce26" table:formula="of:=(([.D26]/966138)*100)" office:value-type="float" office:value="35.1973527591296" calcext:value-type="float">
            <text:p>35.2</text:p>
          </table:table-cell>
          <table:table-cell/>
        </table:table-row>
        <table:table-row table:style-name="ro2">
          <table:table-cell/>
          <table:table-cell table:style-name="ce23" office:value-type="string" calcext:value-type="string">
            <text:p>EQUITY_MarginPLUS <text:s text:c="43"/></text:p>
          </table:table-cell>
          <table:table-cell table:style-name="ce23" office:value-type="float" office:value="2" calcext:value-type="float">
            <text:p>2</text:p>
          </table:table-cell>
          <table:table-cell table:style-name="ce24" office:value-type="float" office:value="3196" calcext:value-type="float">
            <text:p>3196</text:p>
          </table:table-cell>
          <table:table-cell table:style-name="ce24" table:formula="of:=(([.D27]/966138)*100)" office:value-type="float" office:value="0.330801603911656" calcext:value-type="float">
            <text:p>0.33</text:p>
          </table:table-cell>
          <table:table-cell/>
        </table:table-row>
        <table:table-row table:style-name="ro2">
          <table:table-cell/>
          <table:table-cell table:style-name="ce23" office:value-type="string" calcext:value-type="string">
            <text:p>EQUITY_DERIVATIVES_Future <text:s text:c="35"/></text:p>
          </table:table-cell>
          <table:table-cell table:style-name="ce23" office:value-type="float" office:value="2" calcext:value-type="float">
            <text:p>2</text:p>
          </table:table-cell>
          <table:table-cell table:style-name="ce24" office:value-type="float" office:value="386456" calcext:value-type="float">
            <text:p>386456</text:p>
          </table:table-cell>
          <table:table-cell table:style-name="ce26" table:formula="of:=(([.D28]/966138)*100)" office:value-type="float" office:value="40.0000828039059" calcext:value-type="float">
            <text:p>40</text:p>
          </table:table-cell>
          <table:table-cell/>
        </table:table-row>
        <table:table-row table:style-name="ro2">
          <table:table-cell/>
          <table:table-cell table:style-name="ce23" office:value-type="string" calcext:value-type="string">
            <text:p>EQUITY_MARGIN <text:s text:c="47"/></text:p>
          </table:table-cell>
          <table:table-cell table:style-name="ce23" office:value-type="float" office:value="2" calcext:value-type="float">
            <text:p>2</text:p>
          </table:table-cell>
          <table:table-cell table:style-name="ce24" office:value-type="float" office:value="11568" calcext:value-type="float">
            <text:p>11568</text:p>
          </table:table-cell>
          <table:table-cell table:style-name="ce24" table:formula="of:=(([.D29]/966138)*100)" office:value-type="float" office:value="1.19734447873906" calcext:value-type="float">
            <text:p>1.2</text:p>
          </table:table-cell>
          <table:table-cell/>
        </table:table-row>
        <table:table-row table:style-name="ro2">
          <table:table-cell/>
          <table:table-cell table:style-name="ce23" office:value-type="string" calcext:value-type="string">
            <text:p>EQUITY_CASH <text:s text:c="49"/></text:p>
          </table:table-cell>
          <table:table-cell table:style-name="ce23" office:value-type="float" office:value="2" calcext:value-type="float">
            <text:p>2</text:p>
          </table:table-cell>
          <table:table-cell table:style-name="ce24" office:value-type="float" office:value="27452" calcext:value-type="float">
            <text:p>27452</text:p>
          </table:table-cell>
          <table:table-cell table:style-name="ce24" table:formula="of:=(([.D30]/966138)*100)" office:value-type="float" office:value="2.84141602959412" calcext:value-type="float">
            <text:p>2.84</text:p>
          </table:table-cell>
          <table:table-cell/>
        </table:table-row>
        <table:table-row table:style-name="ro2">
          <table:table-cell/>
          <table:table-cell table:style-name="ce23" office:value-type="string" calcext:value-type="string">
            <text:p>GENERAL_INSURANCE_Health Insurance:I-Lombard IHEALTH PLUS <text:s text:c="3"/></text:p>
          </table:table-cell>
          <table:table-cell table:style-name="ce23" office:value-type="float" office:value="2" calcext:value-type="float">
            <text:p>2</text:p>
          </table:table-cell>
          <table:table-cell table:style-name="ce24" office:value-type="float" office:value="966" calcext:value-type="float">
            <text:p>966</text:p>
          </table:table-cell>
          <table:table-cell table:style-name="ce24" table:formula="of:=(([.D31]/966138)*100)" office:value-type="float" office:value="0.0999857163262391" calcext:value-type="float">
            <text:p>0.1</text:p>
          </table:table-cell>
          <table:table-cell/>
        </table:table-row>
        <table:table-row table:style-name="ro2">
          <table:table-cell/>
          <table:table-cell table:style-name="ce23" office:value-type="string" calcext:value-type="string">
            <text:p>NONE <text:s text:c="56"/></text:p>
          </table:table-cell>
          <table:table-cell table:style-name="ce23" office:value-type="float" office:value="2" calcext:value-type="float">
            <text:p>2</text:p>
          </table:table-cell>
          <table:table-cell table:style-name="ce24" office:value-type="float" office:value="31056" calcext:value-type="float">
            <text:p>31056</text:p>
          </table:table-cell>
          <table:table-cell table:style-name="ce24" table:formula="of:=(([.D32]/966138)*100)" office:value-type="float" office:value="3.21444762549449" calcext:value-type="float">
            <text:p>3.21</text:p>
          </table:table-cell>
          <table:table-cell/>
        </table:table-row>
        <table:table-row table:style-name="ro2">
          <table:table-cell/>
          <table:table-cell table:style-name="ce23" office:value-type="string" calcext:value-type="string">
            <text:p>NPS_NPS <text:s text:c="53"/></text:p>
          </table:table-cell>
          <table:table-cell table:style-name="ce23" office:value-type="float" office:value="2" calcext:value-type="float">
            <text:p>2</text:p>
          </table:table-cell>
          <table:table-cell table:style-name="ce24" office:value-type="float" office:value="3641" calcext:value-type="float">
            <text:p>3641</text:p>
          </table:table-cell>
          <table:table-cell table:style-name="ce24" table:formula="of:=(([.D33]/966138)*100)" office:value-type="float" office:value="0.376861276546415" calcext:value-type="float">
            <text:p>0.38</text:p>
          </table:table-cell>
          <table:table-cell/>
        </table:table-row>
        <table:table-row table:style-name="ro2">
          <table:table-cell/>
          <table:table-cell table:style-name="ce23" office:value-type="string" calcext:value-type="string">
            <text:p>MF_LUMPSUM <text:s text:c="50"/></text:p>
          </table:table-cell>
          <table:table-cell table:style-name="ce23" office:value-type="float" office:value="2" calcext:value-type="float">
            <text:p>2</text:p>
          </table:table-cell>
          <table:table-cell table:style-name="ce24" office:value-type="float" office:value="3776" calcext:value-type="float">
            <text:p>3776</text:p>
          </table:table-cell>
          <table:table-cell table:style-name="ce24" table:formula="of:=(([.D34]/966138)*100)" office:value-type="float" office:value="0.39083443566033" calcext:value-type="float">
            <text:p>0.39</text:p>
          </table:table-cell>
          <table:table-cell/>
        </table:table-row>
        <table:table-row table:style-name="ro2">
          <table:table-cell/>
          <table:table-cell table:style-name="ce23" office:value-type="string" calcext:value-type="string">
            <text:p>MF_TIP <text:s text:c="54"/></text:p>
          </table:table-cell>
          <table:table-cell table:style-name="ce23" office:value-type="float" office:value="2" calcext:value-type="float">
            <text:p>2</text:p>
          </table:table-cell>
          <table:table-cell table:style-name="ce24" office:value-type="float" office:value="3398" calcext:value-type="float">
            <text:p>3398</text:p>
          </table:table-cell>
          <table:table-cell table:style-name="ce24" table:formula="of:=(([.D35]/966138)*100)" office:value-type="float" office:value="0.351709590141367" calcext:value-type="float">
            <text:p>0.35</text:p>
          </table:table-cell>
          <table:table-cell/>
        </table:table-row>
        <table:table-row table:style-name="ro2">
          <table:table-cell/>
          <table:table-cell table:style-name="ce23" office:value-type="string" calcext:value-type="string">
            <text:p>FD_BONDS_FIXED DEPOSITS <text:s text:c="37"/></text:p>
          </table:table-cell>
          <table:table-cell table:style-name="ce23" office:value-type="float" office:value="2" calcext:value-type="float">
            <text:p>2</text:p>
          </table:table-cell>
          <table:table-cell table:style-name="ce24" office:value-type="float" office:value="1287" calcext:value-type="float">
            <text:p>1287</text:p>
          </table:table-cell>
          <table:table-cell table:style-name="ce24" table:formula="of:=(([.D36]/966138)*100)" office:value-type="float" office:value="0.13321078355266" calcext:value-type="float">
            <text:p>0.13</text:p>
          </table:table-cell>
          <table:table-cell/>
        </table:table-row>
        <table:table-row table:style-name="ro2">
          <table:table-cell/>
          <table:table-cell table:style-name="ce23" office:value-type="string" calcext:value-type="string">
            <text:p>EQUITY_BTST <text:s text:c="49"/></text:p>
          </table:table-cell>
          <table:table-cell table:style-name="ce23" office:value-type="float" office:value="2" calcext:value-type="float">
            <text:p>2</text:p>
          </table:table-cell>
          <table:table-cell table:style-name="ce24" office:value-type="float" office:value="1900" calcext:value-type="float">
            <text:p>1900</text:p>
          </table:table-cell>
          <table:table-cell table:style-name="ce24" table:formula="of:=(([.D37]/966138)*100)" office:value-type="float" office:value="0.196659276418069" calcext:value-type="float">
            <text:p>0.2</text:p>
          </table:table-cell>
          <table:table-cell/>
        </table:table-row>
        <table:table-row table:style-name="ro2">
          <table:table-cell/>
          <table:table-cell table:style-name="ce23" office:value-type="string" calcext:value-type="string">
            <text:p>EQUITY_DERIVATIVES_FuturePLUS Stop Loss <text:s text:c="21"/></text:p>
          </table:table-cell>
          <table:table-cell table:style-name="ce23" office:value-type="float" office:value="2" calcext:value-type="float">
            <text:p>2</text:p>
          </table:table-cell>
          <table:table-cell table:style-name="ce24" office:value-type="float" office:value="65533" calcext:value-type="float">
            <text:p>65533</text:p>
          </table:table-cell>
          <table:table-cell table:style-name="ce24" table:formula="of:=(([.D38]/966138)*100)" office:value-type="float" office:value="6.78298545342384" calcext:value-type="float">
            <text:p>6.78</text:p>
          </table:table-cell>
          <table:table-cell/>
        </table:table-row>
        <table:table-row table:style-name="ro2">
          <table:table-cell/>
          <table:table-cell table:style-name="ce23" office:value-type="string" calcext:value-type="string">
            <text:p>MF_SIP <text:s text:c="54"/></text:p>
          </table:table-cell>
          <table:table-cell table:style-name="ce23" office:value-type="float" office:value="2" calcext:value-type="float">
            <text:p>2</text:p>
          </table:table-cell>
          <table:table-cell table:style-name="ce24" office:value-type="float" office:value="1499" calcext:value-type="float">
            <text:p>1499</text:p>
          </table:table-cell>
          <table:table-cell table:style-name="ce24" table:formula="of:=(([.D39]/966138)*100)" office:value-type="float" office:value="0.155153818605624" calcext:value-type="float">
            <text:p>0.16</text:p>
          </table:table-cell>
          <table:table-cell/>
        </table:table-row>
        <table:table-row table:style-name="ro2">
          <table:table-cell/>
          <table:table-cell table:style-name="ce23" office:value-type="string" calcext:value-type="string">
            <text:p>GENERAL_INSURANCE_Health Insurance:I-Lombard Personal Protect</text:p>
          </table:table-cell>
          <table:table-cell table:style-name="ce23" office:value-type="float" office:value="2" calcext:value-type="float">
            <text:p>2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table:formula="of:=(([.D40]/966138)*100)" office:value-type="float" office:value="0.027325288933879" calcext:value-type="float">
            <text:p>0.0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QUITY_MarginPLUS <text:s text:c="43"/></text:p>
          </table:table-cell>
          <table:table-cell office:value-type="float" office:value="3" calcext:value-type="float">
            <text:p>3</text:p>
          </table:table-cell>
          <table:table-cell office:value-type="float" office:value="4399" calcext:value-type="float">
            <text:p>439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QUITY_MARGIN <text:s text:c="47"/></text:p>
          </table:table-cell>
          <table:table-cell office:value-type="float" office:value="3" calcext:value-type="float">
            <text:p>3</text:p>
          </table:table-cell>
          <table:table-cell office:value-type="float" office:value="33647" calcext:value-type="float">
            <text:p>3364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S_NPS <text:s text:c="53"/></text:p>
          </table:table-cell>
          <table:table-cell office:value-type="float" office:value="3" calcext:value-type="float">
            <text:p>3</text:p>
          </table:table-cell>
          <table:table-cell office:value-type="float" office:value="4875" calcext:value-type="float">
            <text:p>487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F_LUMPSUM <text:s text:c="50"/></text:p>
          </table:table-cell>
          <table:table-cell office:value-type="float" office:value="3" calcext:value-type="float">
            <text:p>3</text:p>
          </table:table-cell>
          <table:table-cell office:value-type="float" office:value="3446" calcext:value-type="float">
            <text:p>344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ENERAL_INSURANCE_Health Insurance:I-Lombard IHEALTH PLUS <text:s text:c="3"/></text:p>
          </table:table-cell>
          <table:table-cell office:value-type="float" office:value="3" calcext:value-type="float">
            <text:p>3</text:p>
          </table:table-cell>
          <table:table-cell office:value-type="float" office:value="1795" calcext:value-type="float">
            <text:p>179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QUITY_BTST <text:s text:c="49"/></text:p>
          </table:table-cell>
          <table:table-cell office:value-type="float" office:value="3" calcext:value-type="float">
            <text:p>3</text:p>
          </table:table-cell>
          <table:table-cell office:value-type="float" office:value="3560" calcext:value-type="float">
            <text:p>35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QUITY_DERIVATIVES_Future <text:s text:c="35"/></text:p>
          </table:table-cell>
          <table:table-cell office:value-type="float" office:value="3" calcext:value-type="float">
            <text:p>3</text:p>
          </table:table-cell>
          <table:table-cell office:value-type="float" office:value="350775" calcext:value-type="float">
            <text:p>35077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ONE <text:s text:c="56"/></text:p>
          </table:table-cell>
          <table:table-cell office:value-type="float" office:value="3" calcext:value-type="float">
            <text:p>3</text:p>
          </table:table-cell>
          <table:table-cell office:value-type="float" office:value="17985" calcext:value-type="float">
            <text:p>1798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QUITY_DERIVATIVES_Option <text:s text:c="35"/></text:p>
          </table:table-cell>
          <table:table-cell office:value-type="float" office:value="3" calcext:value-type="float">
            <text:p>3</text:p>
          </table:table-cell>
          <table:table-cell office:value-type="float" office:value="289270" calcext:value-type="float">
            <text:p>28927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D_BONDS_FIXED DEPOSITS <text:s text:c="37"/></text:p>
          </table:table-cell>
          <table:table-cell office:value-type="float" office:value="3" calcext:value-type="float">
            <text:p>3</text:p>
          </table:table-cell>
          <table:table-cell office:value-type="float" office:value="1894" calcext:value-type="float">
            <text:p>189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ENERAL_INSURANCE_Health Insurance:I-Lombard CHI <text:s text:c="12"/>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QUITY_CASH <text:s text:c="49"/></text:p>
          </table:table-cell>
          <table:table-cell office:value-type="float" office:value="3" calcext:value-type="float">
            <text:p>3</text:p>
          </table:table-cell>
          <table:table-cell office:value-type="float" office:value="39438" calcext:value-type="float">
            <text:p>3943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D_BONDS_CORPORATE BONDS <text:s text:c="36"/></text:p>
          </table:table-cell>
          <table:table-cell office:value-type="float" office:value="3" calcext:value-type="float">
            <text:p>3</text:p>
          </table:table-cell>
          <table:table-cell office:value-type="float" office:value="2105" calcext:value-type="float">
            <text:p>21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ENERAL_INSURANCE_Health Insurance:I-Lombard Personal Protect</text:p>
          </table:table-cell>
          <table:table-cell office:value-type="float" office:value="3" calcext:value-type="float">
            <text:p>3</text:p>
          </table:table-cell>
          <table:table-cell office:value-type="float" office:value="918" calcext:value-type="float">
            <text:p>9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IFE_INSURANCE_LIFE_INSURANCE <text:s text:c="31"/></text:p>
          </table:table-cell>
          <table:table-cell office:value-type="float" office:value="3" calcext:value-type="float">
            <text:p>3</text:p>
          </table:table-cell>
          <table:table-cell office:value-type="float" office:value="1041" calcext:value-type="float">
            <text:p>104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D_BONDS_OTHER FD <text:s text:c="43"/></text:p>
          </table:table-cell>
          <table:table-cell office:value-type="float" office:value="3" calcext:value-type="float">
            <text:p>3</text:p>
          </table:table-cell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QUITY_DERIVATIVES_FuturePLUS <text:s text:c="31"/></text:p>
          </table:table-cell>
          <table:table-cell office:value-type="float" office:value="3" calcext:value-type="float">
            <text:p>3</text:p>
          </table:table-cell>
          <table:table-cell office:value-type="float" office:value="19441" calcext:value-type="float">
            <text:p>1944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QUITY_DERIVATIVES_FuturePLUS Stop Loss <text:s text:c="21"/></text:p>
          </table:table-cell>
          <table:table-cell office:value-type="float" office:value="3" calcext:value-type="float">
            <text:p>3</text:p>
          </table:table-cell>
          <table:table-cell office:value-type="float" office:value="50130" calcext:value-type="float">
            <text:p>5013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QUITY_DERIVATIVES_OptionsPLUS <text:s text:c="30"/></text:p>
          </table:table-cell>
          <table:table-cell office:value-type="float" office:value="3" calcext:value-type="float">
            <text:p>3</text:p>
          </table:table-cell>
          <table:table-cell office:value-type="float" office:value="44877" calcext:value-type="float">
            <text:p>4487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F_TIP <text:s text:c="54"/></text:p>
          </table:table-cell>
          <table:table-cell office:value-type="float" office:value="3" calcext:value-type="float">
            <text:p>3</text:p>
          </table:table-cell>
          <table:table-cell office:value-type="float" office:value="4463" calcext:value-type="float">
            <text:p>44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F_SIP <text:s text:c="54"/></text:p>
          </table:table-cell>
          <table:table-cell office:value-type="float" office:value="3" calcext:value-type="float">
            <text:p>3</text:p>
          </table:table-cell>
          <table:table-cell office:value-type="float" office:value="2626" calcext:value-type="float">
            <text:p>26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ENERAL_INSURANCE_Health Insurance:I-Lombard IHEALTH PLUS <text:s text:c="3"/></text:p>
          </table:table-cell>
          <table:table-cell office:value-type="float" office:value="4" calcext:value-type="float">
            <text:p>4</text:p>
          </table:table-cell>
          <table:table-cell office:value-type="float" office:value="2613" calcext:value-type="float">
            <text:p>26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D_BONDS_OTHER FD <text:s text:c="43"/></text:p>
          </table:table-cell>
          <table:table-cell office:value-type="float" office:value="4" calcext:value-type="float">
            <text:p>4</text:p>
          </table:table-cell>
          <table:table-cell office:value-type="float" office:value="898" calcext:value-type="float">
            <text:p>89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IFE_INSURANCE_LIFE_INSURANCE <text:s text:c="31"/></text:p>
          </table:table-cell>
          <table:table-cell office:value-type="float" office:value="4" calcext:value-type="float">
            <text:p>4</text:p>
          </table:table-cell>
          <table:table-cell office:value-type="float" office:value="1534" calcext:value-type="float">
            <text:p>153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QUITY_DERIVATIVES_FuturePLUS <text:s text:c="31"/></text:p>
          </table:table-cell>
          <table:table-cell office:value-type="float" office:value="4" calcext:value-type="float">
            <text:p>4</text:p>
          </table:table-cell>
          <table:table-cell office:value-type="float" office:value="22964" calcext:value-type="float">
            <text:p>229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QUITY_DERIVATIVES_OptionsPLUS <text:s text:c="30"/></text:p>
          </table:table-cell>
          <table:table-cell office:value-type="float" office:value="4" calcext:value-type="float">
            <text:p>4</text:p>
          </table:table-cell>
          <table:table-cell office:value-type="float" office:value="49098" calcext:value-type="float">
            <text:p>4909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QUITY_DERIVATIVES_Option <text:s text:c="35"/></text:p>
          </table:table-cell>
          <table:table-cell office:value-type="float" office:value="4" calcext:value-type="float">
            <text:p>4</text:p>
          </table:table-cell>
          <table:table-cell office:value-type="float" office:value="293335" calcext:value-type="float">
            <text:p>29333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F_SIP <text:s text:c="54"/></text:p>
          </table:table-cell>
          <table:table-cell office:value-type="float" office:value="4" calcext:value-type="float">
            <text:p>4</text:p>
          </table:table-cell>
          <table:table-cell office:value-type="float" office:value="3014" calcext:value-type="float">
            <text:p>301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D_BONDS_CORPORATE BONDS <text:s text:c="36"/></text:p>
          </table:table-cell>
          <table:table-cell office:value-type="float" office:value="4" calcext:value-type="float">
            <text:p>4</text:p>
          </table:table-cell>
          <table:table-cell office:value-type="float" office:value="2761" calcext:value-type="float">
            <text:p>276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S_NPS <text:s text:c="53"/></text:p>
          </table:table-cell>
          <table:table-cell office:value-type="float" office:value="4" calcext:value-type="float">
            <text:p>4</text:p>
          </table:table-cell>
          <table:table-cell office:value-type="float" office:value="5567" calcext:value-type="float">
            <text:p>55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QUITY_DERIVATIVES_Future <text:s text:c="35"/></text:p>
          </table:table-cell>
          <table:table-cell office:value-type="float" office:value="4" calcext:value-type="float">
            <text:p>4</text:p>
          </table:table-cell>
          <table:table-cell office:value-type="float" office:value="304672" calcext:value-type="float">
            <text:p>3046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D_BONDS_FIXED DEPOSITS <text:s text:c="37"/></text:p>
          </table:table-cell>
          <table:table-cell office:value-type="float" office:value="4" calcext:value-type="float">
            <text:p>4</text:p>
          </table:table-cell>
          <table:table-cell office:value-type="float" office:value="3064" calcext:value-type="float">
            <text:p>3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ENERAL_INSURANCE_Health Insurance:I-Lombard Personal Protect</text:p>
          </table:table-cell>
          <table:table-cell office:value-type="float" office:value="4" calcext:value-type="float">
            <text:p>4</text:p>
          </table:table-cell>
          <table:table-cell office:value-type="float" office:value="1830" calcext:value-type="float">
            <text:p>183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QUITY_DERIVATIVES_FuturePLUS Stop Loss <text:s text:c="21"/></text:p>
          </table:table-cell>
          <table:table-cell office:value-type="float" office:value="4" calcext:value-type="float">
            <text:p>4</text:p>
          </table:table-cell>
          <table:table-cell office:value-type="float" office:value="48216" calcext:value-type="float">
            <text:p>482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ONE <text:s text:c="56"/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QUITY_BTST <text:s text:c="49"/></text:p>
          </table:table-cell>
          <table:table-cell office:value-type="float" office:value="4" calcext:value-type="float">
            <text:p>4</text:p>
          </table:table-cell>
          <table:table-cell office:value-type="float" office:value="5358" calcext:value-type="float">
            <text:p>535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QUITY_MARGIN <text:s text:c="47"/></text:p>
          </table:table-cell>
          <table:table-cell office:value-type="float" office:value="4" calcext:value-type="float">
            <text:p>4</text:p>
          </table:table-cell>
          <table:table-cell office:value-type="float" office:value="30842" calcext:value-type="float">
            <text:p>3084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ENERAL_INSURANCE_Health Insurance:I-Lombard CHI <text:s text:c="12"/></text:p>
          </table:table-cell>
          <table:table-cell office:value-type="float" office:value="4" calcext:value-type="float">
            <text:p>4</text:p>
          </table:table-cell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QUITY_CASH <text:s text:c="49"/></text:p>
          </table:table-cell>
          <table:table-cell office:value-type="float" office:value="4" calcext:value-type="float">
            <text:p>4</text:p>
          </table:table-cell>
          <table:table-cell office:value-type="float" office:value="38806" calcext:value-type="float">
            <text:p>388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F_LUMPSUM <text:s text:c="50"/></text:p>
          </table:table-cell>
          <table:table-cell office:value-type="float" office:value="4" calcext:value-type="float">
            <text:p>4</text:p>
          </table:table-cell>
          <table:table-cell office:value-type="float" office:value="3620" calcext:value-type="float">
            <text:p>36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QUITY_MarginPLUS <text:s text:c="43"/></text:p>
          </table:table-cell>
          <table:table-cell office:value-type="float" office:value="4" calcext:value-type="float">
            <text:p>4</text:p>
          </table:table-cell>
          <table:table-cell office:value-type="float" office:value="7063" calcext:value-type="float">
            <text:p>70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F_TIP <text:s text:c="54"/></text:p>
          </table:table-cell>
          <table:table-cell office:value-type="float" office:value="4" calcext:value-type="float">
            <text:p>4</text:p>
          </table:table-cell>
          <table:table-cell office:value-type="float" office:value="7029" calcext:value-type="float">
            <text:p>7029</text:p>
          </table:table-cell>
          <table:table-cell table:number-columns-repeated="2"/>
        </table:table-row>
      </table:table>
      <table:table table:name="Sheet5" table:style-name="ta1">
        <table:table-column table:style-name="co11" table:default-cell-style-name="Default"/>
        <table:table-column table:style-name="co3" table:number-columns-repeated="4" table:default-cell-style-name="Default"/>
        <table:table-row table:style-name="ro2">
          <table:table-cell table:style-name="ce17" office:value-type="string" calcext:value-type="string">
            <text:p>RANK 1 Distribution AFTER TRIM</text:p>
          </table:table-cell>
          <table:table-cell table:number-columns-repeated="4"/>
        </table:table-row>
        <table:table-row table:style-name="ro2">
          <table:table-cell table:style-name="ce18" office:value-type="string" calcext:value-type="string">
            <text:p>recommended_event <text:s text:c="43"/></text:p>
          </table:table-cell>
          <table:table-cell table:style-name="ce18" office:value-type="string" calcext:value-type="string">
            <text:p>recommendation_level</text:p>
          </table:table-cell>
          <table:table-cell table:style-name="ce18" office:value-type="string" calcext:value-type="string">
            <text:p>count(user_id)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%%</text:p>
          </table:table-cell>
          <table:table-cell/>
        </table:table-row>
        <table:table-row table:style-name="ro2">
          <table:table-cell office:value-type="string" calcext:value-type="string">
            <text:p>MF_TIP <text:s text:c="54"/></text:p>
          </table:table-cell>
          <table:table-cell office:value-type="float" office:value="1" calcext:value-type="float">
            <text:p>1</text:p>
          </table:table-cell>
          <table:table-cell office:value-type="float" office:value="2785" calcext:value-type="float">
            <text:p>2785</text:p>
          </table:table-cell>
          <table:table-cell table:formula="of:=(([.C4]/995540)*100)" office:value-type="float" office:value="0.279747674628845" calcext:value-type="float">
            <text:p>0.28</text:p>
          </table:table-cell>
          <table:table-cell/>
        </table:table-row>
        <table:table-row table:style-name="ro2">
          <table:table-cell office:value-type="string" calcext:value-type="string">
            <text:p>NONE <text:s text:c="56"/></text:p>
          </table:table-cell>
          <table:table-cell office:value-type="float" office:value="1" calcext:value-type="float">
            <text:p>1</text:p>
          </table:table-cell>
          <table:table-cell office:value-type="float" office:value="30896" calcext:value-type="float">
            <text:p>30896</text:p>
          </table:table-cell>
          <table:table-cell table:style-name="ce15" table:formula="of:=(([.C5]/995540)*100)" office:value-type="float" office:value="3.10344134841393" calcext:value-type="float">
            <text:p>3.1</text:p>
          </table:table-cell>
          <table:table-cell table:style-name="ce16"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LIFE_INSURANCE_LIFE_INSURANCE <text:s text:c="31"/></text:p>
          </table:table-cell>
          <table:table-cell office:value-type="float" office:value="1" calcext:value-type="float">
            <text:p>1</text:p>
          </table:table-cell>
          <table:table-cell office:value-type="float" office:value="776" calcext:value-type="float">
            <text:p>776</text:p>
          </table:table-cell>
          <table:table-cell table:formula="of:=(([.C6]/995540)*100)" office:value-type="float" office:value="0.0779476465034052" calcext:value-type="float">
            <text:p>0.08</text:p>
          </table:table-cell>
          <table:table-cell/>
        </table:table-row>
        <table:table-row table:style-name="ro2">
          <table:table-cell office:value-type="string" calcext:value-type="string">
            <text:p>EQUITY_DERIVATIVES_Option <text:s text:c="35"/></text:p>
          </table:table-cell>
          <table:table-cell office:value-type="float" office:value="1" calcext:value-type="float">
            <text:p>1</text:p>
          </table:table-cell>
          <table:table-cell office:value-type="float" office:value="357189" calcext:value-type="float">
            <text:p>357189</text:p>
          </table:table-cell>
          <table:table-cell table:style-name="ce1" table:formula="of:=(([.C7]/995540)*100)" office:value-type="float" office:value="35.8789199831247" calcext:value-type="float">
            <text:p>35.88</text:p>
          </table:table-cell>
          <table:table-cell/>
        </table:table-row>
        <table:table-row table:style-name="ro2">
          <table:table-cell office:value-type="string" calcext:value-type="string">
            <text:p>FD_BONDS_FIXED DEPOSITS <text:s text:c="37"/></text:p>
          </table:table-cell>
          <table:table-cell office:value-type="float" office:value="1" calcext:value-type="float">
            <text:p>1</text:p>
          </table:table-cell>
          <table:table-cell office:value-type="float" office:value="859" calcext:value-type="float">
            <text:p>859</text:p>
          </table:table-cell>
          <table:table-cell table:formula="of:=(([.C8]/995540)*100)" office:value-type="float" office:value="0.0862848303433313" calcext:value-type="float">
            <text:p>0.09</text:p>
          </table:table-cell>
          <table:table-cell/>
        </table:table-row>
        <table:table-row table:style-name="ro2">
          <table:table-cell office:value-type="string" calcext:value-type="string">
            <text:p>EQUITY_DERIVATIVES_FuturePLUS <text:s text:c="31"/></text:p>
          </table:table-cell>
          <table:table-cell office:value-type="float" office:value="1" calcext:value-type="float">
            <text:p>1</text:p>
          </table:table-cell>
          <table:table-cell office:value-type="float" office:value="6941" calcext:value-type="float">
            <text:p>6941</text:p>
          </table:table-cell>
          <table:table-cell table:formula="of:=(([.C9]/995540)*100)" office:value-type="float" office:value="0.697209554613576" calcext:value-type="float">
            <text:p>0.7</text:p>
          </table:table-cell>
          <table:table-cell/>
        </table:table-row>
        <table:table-row table:style-name="ro2">
          <table:table-cell office:value-type="string" calcext:value-type="string">
            <text:p>EQUITY_DERIVATIVES_FuturePLUS Stop Loss <text:s text:c="21"/></text:p>
          </table:table-cell>
          <table:table-cell office:value-type="float" office:value="1" calcext:value-type="float">
            <text:p>1</text:p>
          </table:table-cell>
          <table:table-cell office:value-type="float" office:value="71281" calcext:value-type="float">
            <text:p>71281</text:p>
          </table:table-cell>
          <table:table-cell table:formula="of:=(([.C10]/995540)*100)" office:value-type="float" office:value="7.16003375052735" calcext:value-type="float">
            <text:p>7.16</text:p>
          </table:table-cell>
          <table:table-cell/>
        </table:table-row>
        <table:table-row table:style-name="ro2">
          <table:table-cell office:value-type="string" calcext:value-type="string">
            <text:p>EQUITY_DERIVATIVES_OptionsPLUS <text:s text:c="30"/></text:p>
          </table:table-cell>
          <table:table-cell office:value-type="float" office:value="1" calcext:value-type="float">
            <text:p>1</text:p>
          </table:table-cell>
          <table:table-cell office:value-type="float" office:value="73236" calcext:value-type="float">
            <text:p>73236</text:p>
          </table:table-cell>
          <table:table-cell table:formula="of:=(([.C11]/995540)*100)" office:value-type="float" office:value="7.35640958675694" calcext:value-type="float">
            <text:p>7.36</text:p>
          </table:table-cell>
          <table:table-cell/>
        </table:table-row>
        <table:table-row table:style-name="ro2">
          <table:table-cell office:value-type="string" calcext:value-type="string">
            <text:p>EQUITY_DERIVATIVES_Future <text:s text:c="35"/></text:p>
          </table:table-cell>
          <table:table-cell office:value-type="float" office:value="1" calcext:value-type="float">
            <text:p>1</text:p>
          </table:table-cell>
          <table:table-cell office:value-type="float" office:value="398216" calcext:value-type="float">
            <text:p>398216</text:p>
          </table:table-cell>
          <table:table-cell table:style-name="ce1" table:formula="of:=(([.C12]/995540)*100)"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EQUITY_MARGIN <text:s text:c="47"/></text:p>
          </table:table-cell>
          <table:table-cell office:value-type="float" office:value="1" calcext:value-type="float">
            <text:p>1</text:p>
          </table:table-cell>
          <table:table-cell office:value-type="float" office:value="8085" calcext:value-type="float">
            <text:p>8085</text:p>
          </table:table-cell>
          <table:table-cell table:formula="of:=(([.C13]/995540)*100)" office:value-type="float" office:value="0.812122064407256" calcext:value-type="float">
            <text:p>0.81</text:p>
          </table:table-cell>
          <table:table-cell/>
        </table:table-row>
        <table:table-row table:style-name="ro2">
          <table:table-cell office:value-type="string" calcext:value-type="string">
            <text:p>MF_SIP <text:s text:c="54"/></text:p>
          </table:table-cell>
          <table:table-cell office:value-type="float" office:value="1" calcext:value-type="float">
            <text:p>1</text:p>
          </table:table-cell>
          <table:table-cell office:value-type="float" office:value="1268" calcext:value-type="float">
            <text:p>1268</text:p>
          </table:table-cell>
          <table:table-cell table:formula="of:=(([.C14]/995540)*100)" office:value-type="float" office:value="0.127368061554533" calcext:value-type="float">
            <text:p>0.13</text:p>
          </table:table-cell>
          <table:table-cell/>
        </table:table-row>
        <table:table-row table:style-name="ro2">
          <table:table-cell office:value-type="string" calcext:value-type="string">
            <text:p>EQUITY_MarginPLUS <text:s text:c="43"/></text:p>
          </table:table-cell>
          <table:table-cell office:value-type="float" office:value="1" calcext:value-type="float">
            <text:p>1</text:p>
          </table:table-cell>
          <table:table-cell office:value-type="float" office:value="2883" calcext:value-type="float">
            <text:p>2883</text:p>
          </table:table-cell>
          <table:table-cell table:formula="of:=(([.C15]/995540)*100)" office:value-type="float" office:value="0.289591578439842" calcext:value-type="float">
            <text:p>0.29</text:p>
          </table:table-cell>
          <table:table-cell/>
        </table:table-row>
        <table:table-row table:style-name="ro2">
          <table:table-cell office:value-type="string" calcext:value-type="string">
            <text:p>MF_LUMPSUM <text:s text:c="50"/></text:p>
          </table:table-cell>
          <table:table-cell office:value-type="float" office:value="1" calcext:value-type="float">
            <text:p>1</text:p>
          </table:table-cell>
          <table:table-cell office:value-type="float" office:value="4465" calcext:value-type="float">
            <text:p>4465</text:p>
          </table:table-cell>
          <table:table-cell table:formula="of:=(([.C16]/995540)*100)" office:value-type="float" office:value="0.448500311388794" calcext:value-type="float">
            <text:p>0.45</text:p>
          </table:table-cell>
          <table:table-cell/>
        </table:table-row>
        <table:table-row table:style-name="ro2">
          <table:table-cell office:value-type="string" calcext:value-type="string">
            <text:p>EQUITY_BTST <text:s text:c="49"/></text:p>
          </table:table-cell>
          <table:table-cell office:value-type="float" office:value="1" calcext:value-type="float">
            <text:p>1</text:p>
          </table:table-cell>
          <table:table-cell office:value-type="float" office:value="1332" calcext:value-type="float">
            <text:p>1332</text:p>
          </table:table-cell>
          <table:table-cell table:formula="of:=(([.C17]/995540)*100)" office:value-type="float" office:value="0.133796733431103" calcext:value-type="float">
            <text:p>0.13</text:p>
          </table:table-cell>
          <table:table-cell/>
        </table:table-row>
        <table:table-row table:style-name="ro2">
          <table:table-cell office:value-type="string" calcext:value-type="string">
            <text:p>NPS_NPS <text:s text:c="53"/></text:p>
          </table:table-cell>
          <table:table-cell office:value-type="float" office:value="1" calcext:value-type="float">
            <text:p>1</text:p>
          </table:table-cell>
          <table:table-cell office:value-type="float" office:value="3703" calcext:value-type="float">
            <text:p>3703</text:p>
          </table:table-cell>
          <table:table-cell table:formula="of:=(([.C18]/995540)*100)" office:value-type="float" office:value="0.371958936858388" calcext:value-type="float">
            <text:p>0.37</text:p>
          </table:table-cell>
          <table:table-cell/>
        </table:table-row>
        <table:table-row table:style-name="ro2">
          <table:table-cell office:value-type="string" calcext:value-type="string">
            <text:p>FD_BONDS_CORPORATE BONDS <text:s text:c="36"/></text:p>
          </table:table-cell>
          <table:table-cell office:value-type="float" office:value="1" calcext:value-type="float">
            <text:p>1</text:p>
          </table:table-cell>
          <table:table-cell office:value-type="float" office:value="846" calcext:value-type="float">
            <text:p>846</text:p>
          </table:table-cell>
          <table:table-cell table:formula="of:=(([.C19]/995540)*100)" office:value-type="float" office:value="0.0849790063684031" calcext:value-type="float">
            <text:p>0.08</text:p>
          </table:table-cell>
          <table:table-cell/>
        </table:table-row>
        <table:table-row table:style-name="ro2">
          <table:table-cell office:value-type="string" calcext:value-type="string">
            <text:p>GENERAL_INSURANCE_Health Insurance:I-Lombard IHEALTH PLU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table:formula="of:=(([.C20]/995540)*100)" office:value-type="float" office:value="0.027221407477349" calcext:value-type="float">
            <text:p>0.03</text:p>
          </table:table-cell>
          <table:table-cell/>
        </table:table-row>
        <table:table-row table:style-name="ro2">
          <table:table-cell office:value-type="string" calcext:value-type="string">
            <text:p>EQUITY_CASH <text:s text:c="49"/></text:p>
          </table:table-cell>
          <table:table-cell office:value-type="float" office:value="1" calcext:value-type="float">
            <text:p>1</text:p>
          </table:table-cell>
          <table:table-cell office:value-type="float" office:value="30508" calcext:value-type="float">
            <text:p>30508</text:p>
          </table:table-cell>
          <table:table-cell table:formula="of:=(([.C21]/995540)*100)" office:value-type="float" office:value="3.06446752516222" calcext:value-type="float">
            <text:p>3.0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 style:data-style-name="N2" text:time-value="13:31:45.2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7M54S</meta:editing-duration>
    <meta:editing-cycles>12</meta:editing-cycles>
    <meta:generator>LibreOffice/5.4.2.2$Windows_x86 LibreOffice_project/22b09f6418e8c2d508a9eaf86b2399209b0990f4</meta:generator>
    <dc:date>2019-08-20T15:30:49.357000000</dc:date>
    <meta:document-statistic meta:table-count="4" meta:cell-count="872" meta:object-count="0"/>
    <meta:user-defined meta:name="Info 1"/>
    <meta:user-defined meta:name="Info 2"/>
    <meta:user-defined meta:name="Info 3"/>
    <meta:user-defined meta:name="Info 4"/>
  </office:meta>
</office:document-meta>
</file>